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alibri2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2611in" fo:margin-left="-0.0854in" table:align="left"/>
    </style:style>
    <style:style style:name="Table2.A" style:family="table-column">
      <style:table-column-properties style:column-width="1.4188in"/>
    </style:style>
    <style:style style:name="Table2.B" style:family="table-column">
      <style:table-column-properties style:column-width="2.9882in"/>
    </style:style>
    <style:style style:name="Table2.C" style:family="table-column">
      <style:table-column-properties style:column-width="2.8542in"/>
    </style:style>
    <style:style style:name="Table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2.A2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none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Pie_20_de_20_página">
      <style:paragraph-properties fo:margin-left="0in" fo:margin-right="0.25in" fo:text-indent="0in" style:auto-text-indent="false"/>
    </style:style>
    <style:style style:name="P2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47f1f2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47f1f2" style:font-size-asian="11pt"/>
    </style:style>
    <style:style style:name="P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a12ba" officeooo:paragraph-rsid="003a12ba" style:font-name-asian="Calibri" style:font-size-asian="11pt" style:font-weight-asian="bold" style:font-name-complex="Calibri" style:font-weight-complex="bold"/>
    </style:style>
    <style:style style:name="P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a12ba" officeooo:paragraph-rsid="0063840b" style:font-name-asian="Calibri" style:font-size-asian="11pt" style:font-weight-asian="bold" style:font-name-complex="Calibri" style:font-weight-complex="bold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normal" officeooo:rsid="003a12ba" officeooo:paragraph-rsid="0063840b" style:font-name-asian="Calibri" style:font-size-asian="11pt" style:font-weight-asian="normal" style:font-name-complex="Calibri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libri" fo:font-size="11pt" fo:font-weight="normal" officeooo:rsid="00629813" officeooo:paragraph-rsid="006982a2" style:font-size-asian="11pt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f9ba7" officeooo:paragraph-rsid="002f9ba7" style:font-name-asian="Calibri" style:font-size-asian="11pt" style:font-weight-asian="bold" style:font-name-complex="Calibri" style:font-weight-complex="bold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d6400" officeooo:paragraph-rsid="002e2ce2" style:font-name-asian="Calibri" style:font-size-asian="11pt" style:font-weight-asian="bold" style:font-name-complex="Calibri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7990f" officeooo:paragraph-rsid="0027990f" fo:background-color="#ffffff" style:font-name-asian="Calibri" style:font-size-asian="11pt" style:font-weight-asian="bold" style:font-name-complex="Calibri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13460" officeooo:paragraph-rsid="00313460" fo:background-color="#ffffff" style:font-name-asian="Calibri" style:font-size-asian="11pt" style:font-weight-asian="bold" style:font-name-complex="Calibri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eae1" officeooo:paragraph-rsid="0035eae1" fo:background-color="#ffffff" style:font-name-asian="Calibri" style:font-size-asian="11pt" style:font-weight-asian="bold" style:font-name-complex="Calibri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eae1" officeooo:paragraph-rsid="0063840b" fo:background-color="#ffffff" style:font-name-asian="Calibri" style:font-size-asian="11pt" style:font-weight-asian="bold" style:font-name-complex="Calibri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8c3f6" officeooo:paragraph-rsid="0038c3f6" fo:background-color="#ffffff" style:font-name-asian="Calibri" style:font-size-asian="11pt" style:font-weight-asian="bold" style:font-name-complex="Calibri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8c3f6" officeooo:paragraph-rsid="0063840b" fo:background-color="#ffffff" style:font-name-asian="Calibri" style:font-size-asian="11pt" style:font-weight-asian="bold" style:font-name-complex="Calibri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3a12ba" fo:background-color="#ffffff" style:font-name-asian="Calibri" style:font-size-asian="11pt" style:font-weight-asian="bold" style:font-name-complex="Calibri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63840b" fo:background-color="#ffffff" style:font-name-asian="Calibri" style:font-size-asian="11pt" style:font-weight-asian="bold" style:font-name-complex="Calibri" style:font-weight-complex="bold"/>
    </style:style>
    <style:style style:name="P25" style:family="paragraph" style:parent-style-name="Standard">
      <style:paragraph-properties fo:line-height="115%"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fo:background-color="#ffffff" style:font-name-asian="Calibri" style:font-size-asian="11pt" style:font-weight-asian="normal" style:font-name-complex="Calibri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29939" officeooo:paragraph-rsid="00529939" fo:background-color="#ffffff" style:font-name-asian="Calibri" style:font-size-asian="11pt" style:font-weight-asian="normal" style:font-name-complex="Calibri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46e1d" officeooo:paragraph-rsid="00546e1d" fo:background-color="#ffffff" style:font-name-asian="Calibri" style:font-size-asian="11pt" style:font-weight-asian="normal" style:font-name-complex="Calibri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46e1d" officeooo:paragraph-rsid="0064e39f" fo:background-color="#ffffff" style:font-name-asian="Calibri" style:font-size-asian="11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5ea90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6540f0" officeooo:paragraph-rsid="006540f0" fo:background-color="#ffffff" style:font-name-asian="Calibri" style:font-size-asian="11pt" style:font-weight-asian="normal" style:font-name-complex="Calibri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725f4e" officeooo:paragraph-rsid="00546e1d" fo:background-color="#ffffff" style:font-name-asian="Calibri" style:font-size-asian="11pt" style:font-weight-asian="normal" style:font-name-complex="Calibri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725f4e" officeooo:paragraph-rsid="00725f4e" fo:background-color="#ffffff" style:font-name-asian="Calibri" style:font-size-asian="11pt" style:font-weight-asian="normal" style:font-name-complex="Calibri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13460" officeooo:paragraph-rsid="00313460" fo:background-color="#ffffff" style:font-name-asian="Calibri" style:font-size-asian="11pt" style:font-weight-asian="normal" style:font-name-complex="Calibri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eae1" officeooo:paragraph-rsid="0035eae1" fo:background-color="#ffffff" style:font-name-asian="Calibri" style:font-size-asian="11pt" style:font-weight-asian="normal" style:font-name-complex="Calibri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8c3f6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d2a15" officeooo:paragraph-rsid="002d2a15" style:font-name-asian="Calibri" style:font-size-asian="11pt" style:font-weight-asian="normal" style:font-name-complex="Calibri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style:font-name-asian="Calibri" style:font-size-asian="11pt" style:font-weight-asian="normal" style:font-name-complex="Calibri" style:font-size-complex="10pt" style:font-weight-complex="normal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4f683a" style:font-name-asian="Calibri" style:font-size-asian="11pt" style:font-weight-asian="normal" style:font-name-complex="Calibri" style:font-size-complex="10pt" style:font-weight-complex="normal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c559a" officeooo:paragraph-rsid="004c559a" style:font-name-asian="Calibri" style:font-size-asian="11pt" style:font-weight-asian="normal" style:font-name-complex="Calibri" style:font-size-complex="10pt" style:font-weight-complex="normal"/>
    </style:style>
    <style:style style:name="P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29939" officeooo:paragraph-rsid="00529939" style:font-name-asian="Calibri" style:font-size-asian="11pt" style:font-weight-asian="normal" style:font-name-complex="Calibri" style:font-size-complex="10pt" style:font-weight-complex="normal"/>
    </style:style>
    <style:style style:name="P4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46e1d" officeooo:paragraph-rsid="00546e1d" style:font-name-asian="Calibri" style:font-size-asian="11pt" style:font-weight-asian="normal" style:font-name-complex="Calibri" style:font-size-complex="10pt" style:font-weight-complex="normal"/>
    </style:style>
    <style:style style:name="P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9ba7" officeooo:paragraph-rsid="002f9ba7" style:font-name-asian="Calibri" style:font-size-asian="11pt" style:font-weight-asian="normal" style:font-name-complex="Calibri" style:font-weight-complex="normal"/>
    </style:style>
    <style:style style:name="P4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63840b" fo:background-color="#ffffff" style:font-name-asian="Calibri" style:font-size-asian="11pt" style:font-name-complex="Calibri"/>
    </style:style>
    <style:style style:name="P45" style:family="paragraph" style:parent-style-name="Standard">
      <style:paragraph-properties fo:line-height="115%" fo:text-align="justify" style:justify-single-word="false"/>
      <style:text-properties fo:color="#000000" style:font-name="Calibri" fo:font-size="11pt" fo:background-color="#ffffff" style:font-name-asian="Calibri" style:font-size-asian="11pt" style:font-name-complex="Calibri"/>
    </style:style>
    <style:style style:name="P4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47" style:family="paragraph" style:parent-style-name="Standard">
      <style:paragraph-properties fo:line-height="115%" fo:text-align="justify" style:justify-single-word="false"/>
      <style:text-properties fo:color="#000000" style:font-name="Calibri" fo:font-size="11pt" officeooo:paragraph-rsid="0050e7e7" fo:background-color="#ffffff" style:font-name-asian="Calibri" style:font-size-asian="11pt" style:font-name-complex="Calibri"/>
    </style:style>
    <style:style style:name="P48" style:family="paragraph" style:parent-style-name="Standard">
      <style:paragraph-properties fo:line-height="115%" fo:text-align="justify" style:justify-single-word="false"/>
      <style:text-properties fo:color="#000000" style:font-name="Calibri" fo:font-size="11pt" officeooo:paragraph-rsid="006f38b1" fo:background-color="#ffffff" style:font-name-asian="Calibri" style:font-size-asian="11pt" style:font-name-complex="Calibri"/>
    </style:style>
    <style:style style:name="P49" style:family="paragraph" style:parent-style-name="Standard">
      <style:paragraph-properties fo:line-height="115%" fo:text-align="justify" style:justify-single-word="false"/>
      <style:text-properties fo:color="#000000" style:font-name="Calibri" fo:font-size="11pt" officeooo:paragraph-rsid="0076d1eb" fo:background-color="#ffffff" style:font-name-asian="Calibri" style:font-size-asian="11pt" style:font-name-complex="Calibri"/>
    </style:style>
    <style:style style:name="P50" style:family="paragraph" style:parent-style-name="Standard">
      <style:paragraph-properties fo:line-height="115%" fo:text-align="justify" style:justify-single-word="false"/>
      <style:text-properties fo:color="#000000" style:font-name="Calibri" fo:font-size="10pt" fo:font-weight="bold" fo:background-color="#ffffff" style:font-name-asian="Calibri" style:font-size-asian="10pt" style:font-weight-asian="bold" style:font-name-complex="Calibri" style:font-size-complex="10pt" style:font-weight-complex="bold"/>
    </style:style>
    <style:style style:name="P51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939cab" officeooo:paragraph-rsid="0023d4aa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272bb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53" style:family="paragraph" style:parent-style-name="Standard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bold" officeooo:rsid="0025f9b8" officeooo:paragraph-rsid="0025f9b8" fo:background-color="transparent" style:font-name-asian="Calibri1" style:font-weight-asian="bold" style:font-name-complex="Calibri1" style:font-weight-complex="bold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bold" officeooo:rsid="0025f9b8" officeooo:paragraph-rsid="0025f9b8" fo:background-color="transparent" style:font-name-asian="Calibri1" style:font-size-asian="10pt" style:font-weight-asian="bold" style:font-name-complex="Calibri1" style:font-size-complex="10pt" style:font-weight-complex="bold"/>
    </style:style>
    <style:style style:name="P55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" fo:font-size="10pt" officeooo:paragraph-rsid="0025c38d" style:font-size-asian="10pt" style:font-size-complex="10pt"/>
    </style:style>
    <style:style style:name="P56" style:family="paragraph" style:parent-style-name="Standard">
      <style:paragraph-properties fo:text-align="center" style:justify-single-word="false">
        <style:tab-stops>
          <style:tab-stop style:position="3in"/>
          <style:tab-stop style:position="6in"/>
        </style:tab-stops>
      </style:paragraph-properties>
      <style:text-properties fo:color="#1c1c1c" style:font-name="Calibri" fo:font-size="10pt" officeooo:paragraph-rsid="0040977a" style:font-size-asian="10pt" style:font-size-complex="10pt"/>
    </style:style>
    <style:style style:name="P5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</style:style>
    <style:style style:name="P5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7990f"/>
    </style:style>
    <style:style style:name="P5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60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61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62" style:family="paragraph" style:parent-style-name="Encabezado">
      <style:paragraph-properties fo:text-align="end" style:justify-single-word="false"/>
    </style:style>
    <style:style style:name="P6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style:font-name="Calibri" fo:font-size="11pt" fo:font-weight="bold" style:font-size-asian="11pt" style:font-weight-asian="bold" style:font-weight-complex="bold"/>
    </style:style>
    <style:style style:name="P6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</style:style>
    <style:style style:name="P65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6d5a06"/>
    </style:style>
    <style:style style:name="P66" style:family="paragraph" style:parent-style-name="Standard_20__28_user_29_">
      <style:paragraph-properties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67" style:family="paragraph" style:parent-style-name="Standard_20__28_user_29_">
      <style:paragraph-properties fo:line-height="115%"/>
      <style:text-properties style:font-name="Calibri" fo:font-size="11pt" fo:font-weight="bold" style:font-size-asian="11pt" style:font-weight-asian="bold" style:font-weight-complex="bold"/>
    </style:style>
    <style:style style:name="P68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69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bold" officeooo:paragraph-rsid="00493fde" style:font-size-asian="11pt" style:font-weight-asian="bold" style:font-weight-complex="bold"/>
    </style:style>
    <style:style style:name="P70" style:family="paragraph" style:parent-style-name="Standard_20__28_user_29_">
      <style:paragraph-properties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71" style:family="paragraph" style:parent-style-name="Standard_20__28_user_29_">
      <style:paragraph-properties fo:line-height="115%"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72" style:family="paragraph" style:parent-style-name="Standard_20__28_user_29_">
      <style:paragraph-properties fo:line-height="115%" fo:text-align="center" style:justify-single-word="false"/>
      <style:text-properties style:font-name="Calibri" fo:font-size="11pt" style:font-size-asian="11pt"/>
    </style:style>
    <style:style style:name="P73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493fde" style:font-size-asian="11pt" style:font-weight-asian="normal" style:font-weight-complex="normal"/>
    </style:style>
    <style:style style:name="P74" style:family="paragraph" style:parent-style-name="Standard_20__28_user_29_">
      <style:paragraph-properties fo:line-height="115%" fo:text-align="center" style:justify-single-word="false"/>
      <style:text-properties style:font-name="Calibri" fo:font-size="11pt" fo:font-weight="normal" officeooo:rsid="00493fde" officeooo:paragraph-rsid="00493fde" style:font-size-asian="11pt" style:font-weight-asian="normal" style:font-weight-complex="normal"/>
    </style:style>
    <style:style style:name="P75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29813" officeooo:paragraph-rsid="00493fde" style:font-size-asian="11pt" style:font-weight-asian="normal" style:font-weight-complex="normal"/>
    </style:style>
    <style:style style:name="P76" style:family="paragraph" style:parent-style-name="Standard_20__28_user_29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77" style:family="paragraph" style:parent-style-name="Standard_20__28_user_29_">
      <style:paragraph-properties fo:line-height="115%"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78" style:family="paragraph" style:parent-style-name="Standard_20__28_user_29_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9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21e7" officeooo:paragraph-rsid="003421e7" style:font-size-asian="12pt" style:font-weight-asian="bold" style:font-size-complex="12pt" style:font-weight-complex="bold"/>
    </style:style>
    <style:style style:name="P80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76e27" officeooo:paragraph-rsid="0063840b" style:font-size-asian="12pt" style:font-weight-asian="bold" style:font-size-complex="12pt" style:font-weight-complex="bold"/>
    </style:style>
    <style:style style:name="P81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e9840" officeooo:paragraph-rsid="0063840b" style:font-size-asian="12pt" style:font-weight-asian="bold" style:font-size-complex="12pt" style:font-weight-complex="bold"/>
    </style:style>
    <style:style style:name="P82" style:family="paragraph" style:parent-style-name="Standard_20__28_user_29_">
      <style:paragraph-properties fo:line-height="115%" fo:text-align="center" style:justify-single-word="false"/>
      <style:text-properties style:font-name="Calibri" fo:font-size="14pt" fo:font-weight="bold" style:font-size-asian="14pt" style:font-weight-asian="bold" style:font-weight-complex="bold"/>
    </style:style>
    <style:style style:name="P83" style:family="paragraph" style:parent-style-name="Standard_20__28_user_29_">
      <style:paragraph-properties fo:line-height="115%"/>
      <style:text-properties style:font-name="Calibri" fo:font-weight="bold" style:font-weight-asian="bold" style:font-weight-complex="bold"/>
    </style:style>
    <style:style style:name="P84" style:family="paragraph" style:parent-style-name="Standard_20__28_user_29_">
      <style:paragraph-properties fo:text-align="center" style:justify-single-word="false"/>
    </style:style>
    <style:style style:name="P85" style:family="paragraph" style:parent-style-name="Standard_20__28_user_29_">
      <style:paragraph-properties fo:text-align="justify" style:justify-single-word="false"/>
    </style:style>
    <style:style style:name="P86" style:family="paragraph" style:parent-style-name="Standard_20__28_user_29_">
      <style:paragraph-properties fo:text-align="center" style:justify-single-word="false"/>
      <style:text-properties fo:color="#1c1c1c" style:font-name="Calibri" fo:font-size="10pt" style:font-size-asian="10pt" style:font-size-complex="10pt"/>
    </style:style>
    <style:style style:name="P87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2c4a0a" officeooo:paragraph-rsid="002c4a0a" style:font-size-asian="10pt" style:font-size-complex="10pt"/>
    </style:style>
    <style:style style:name="P88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c26f7" officeooo:paragraph-rsid="002c26f7" style:font-size-asian="12pt" style:font-weight-asian="bold" style:font-size-complex="12pt" style:font-weight-complex="bold"/>
    </style:style>
    <style:style style:name="P89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c4a0a" officeooo:paragraph-rsid="002c4a0a" style:font-size-asian="12pt" style:font-weight-asian="bold" style:font-size-complex="12pt" style:font-weight-complex="bold"/>
    </style:style>
    <style:style style:name="P90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c4a0a" officeooo:paragraph-rsid="002c26f7" style:font-size-asian="12pt" style:font-weight-asian="bold" style:font-size-complex="12pt" style:font-weight-complex="bold"/>
    </style:style>
    <style:style style:name="P91" style:family="paragraph" style:parent-style-name="Standard_20__28_user_29_">
      <style:paragraph-properties fo:line-height="115%" fo:text-align="center" style:justify-single-word="false"/>
      <style:text-properties fo:color="#000000" style:font-name="Calibri" fo:font-size="11pt" fo:font-weight="bold" officeooo:rsid="001effe8" officeooo:paragraph-rsid="001effe8" fo:background-color="#ffffff" style:font-name-asian="Calibri" style:font-size-asian="11pt" style:font-weight-asian="bold" style:font-name-complex="Calibri"/>
    </style:style>
    <style:style style:name="P92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bold" style:font-size-asian="11pt" style:font-weight-asian="bold" style:font-weight-complex="bold"/>
    </style:style>
    <style:style style:name="P93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normal" officeooo:rsid="003f43e1" officeooo:paragraph-rsid="003f43e1" style:font-size-asian="11pt" style:font-weight-asian="normal" style:font-weight-complex="normal"/>
    </style:style>
    <style:style style:name="P94" style:family="paragraph" style:parent-style-name="Standard_20__28_user_29_">
      <style:paragraph-properties fo:line-height="115%" fo:text-align="center" style:justify-single-word="false"/>
    </style:style>
    <style:style style:name="P95" style:family="paragraph" style:parent-style-name="Standard_20__28_user_29_">
      <style:paragraph-properties fo:line-height="115%" fo:text-align="justify" style:justify-single-word="false"/>
    </style:style>
    <style:style style:name="P96" style:family="paragraph" style:parent-style-name="Standard_20__28_user_29_">
      <style:paragraph-properties fo:line-height="115%" fo:text-align="justify" style:justify-single-word="false"/>
      <style:text-properties officeooo:paragraph-rsid="00493fde"/>
    </style:style>
    <style:style style:name="P97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98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99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100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14c97" officeooo:paragraph-rsid="00414c97" fo:background-color="#ffffff" style:font-name-asian="Calibri" style:font-size-asian="11pt" style:font-weight-asian="bold" style:font-name-complex="Calibri" style:font-weight-complex="bold"/>
    </style:style>
    <style:style style:name="P101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14c97" officeooo:paragraph-rsid="0063840b" fo:background-color="#ffffff" style:font-name-asian="Calibri" style:font-size-asian="11pt" style:font-weight-asian="bold" style:font-name-complex="Calibri" style:font-weight-complex="bold"/>
    </style:style>
    <style:style style:name="P102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fo:background-color="#ffffff" style:font-name-asian="Calibri" style:font-size-asian="11pt" style:font-weight-asian="normal" style:font-name-complex="Calibri" style:font-size-complex="10pt" style:font-weight-complex="normal"/>
    </style:style>
    <style:style style:name="P103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104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5ea90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105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dfd31" officeooo:paragraph-rsid="0063840b" fo:background-color="#ffffff" style:font-name-asian="Calibri" style:font-size-asian="11pt" style:font-weight-asian="normal" style:font-name-complex="Calibri" style:font-size-complex="10pt" style:font-weight-complex="normal"/>
    </style:style>
    <style:style style:name="P106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3a12ba" fo:background-color="#ffffff" style:font-name-asian="Calibri" style:font-size-asian="11pt" style:font-weight-asian="bold" style:font-name-complex="Calibri" style:font-weight-complex="bold"/>
    </style:style>
    <style:style style:name="P107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a12ba" officeooo:paragraph-rsid="0063840b" fo:background-color="#ffffff" style:font-name-asian="Calibri" style:font-size-asian="11pt" style:font-weight-asian="bold" style:font-name-complex="Calibri" style:font-weight-complex="bold"/>
    </style:style>
    <style:style style:name="P108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f40f3" officeooo:paragraph-rsid="003f40f3" fo:background-color="#ffffff" style:font-name-asian="Calibri" style:font-size-asian="11pt" style:font-weight-asian="bold" style:font-name-complex="Calibri" style:font-weight-complex="bold"/>
    </style:style>
    <style:style style:name="P109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f40f3" officeooo:paragraph-rsid="0063840b" fo:background-color="#ffffff" style:font-name-asian="Calibri" style:font-size-asian="11pt" style:font-weight-asian="bold" style:font-name-complex="Calibri" style:font-weight-complex="bold"/>
    </style:style>
    <style:style style:name="P110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0977a" officeooo:paragraph-rsid="0040aa1e" fo:background-color="#ffffff" style:font-name-asian="Calibri" style:font-size-asian="11pt" style:font-weight-asian="bold" style:font-name-complex="Calibri" style:font-weight-complex="bold"/>
    </style:style>
    <style:style style:name="P111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40977a" officeooo:paragraph-rsid="0063840b" fo:background-color="#ffffff" style:font-name-asian="Calibri" style:font-size-asian="11pt" style:font-weight-asian="bold" style:font-name-complex="Calibri" style:font-weight-complex="bold"/>
    </style:style>
    <style:style style:name="P112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63840b" fo:background-color="#ffffff" style:font-name-asian="Calibri" style:font-size-asian="11pt" style:font-name-complex="Calibri"/>
    </style:style>
    <style:style style:name="P113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f40f3" officeooo:paragraph-rsid="0063840b" fo:background-color="#ffffff" style:font-name-asian="Calibri" style:font-size-asian="11pt" style:font-name-complex="Calibri"/>
    </style:style>
    <style:style style:name="P11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officeooo:paragraph-rsid="0075d7e7" fo:background-color="#ffffff" style:font-name-asian="Calibri" style:font-size-asian="11pt" style:font-name-complex="Calibri"/>
    </style:style>
    <style:style style:name="P11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officeooo:paragraph-rsid="0076d1eb" fo:background-color="#ffffff" style:font-name-asian="Calibri" style:font-size-asian="11pt" style:font-name-complex="Calibri"/>
    </style:style>
    <style:style style:name="P11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" fo:font-size="11pt" fo:font-weight="normal" officeooo:paragraph-rsid="004b91b9" fo:background-color="#ffffff" style:font-name-asian="Calibri" style:font-size-asian="11pt" style:font-weight-asian="normal" style:font-name-complex="Calibri" style:font-weight-complex="normal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fo:font-weight="normal" officeooo:paragraph-rsid="004b91b9" fo:background-color="#ffffff" style:font-name-asian="Calibri1" style:font-size-asian="11pt" style:font-name-complex="Calibri1" style:font-size-complex="11pt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b91b9" fo:background-color="transparent" style:font-name-asian="Calibri1" style:font-weight-asian="normal" style:font-name-complex="Calibri1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75d7e7" fo:background-color="transparent" style:font-name-asian="Calibri1" style:font-weight-asian="normal" style:font-name-complex="Calibri1" style:font-weight-complex="normal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weight-asian="normal" style:font-name-complex="Calibri1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name-complex="Calibri1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4c559a" officeooo:paragraph-rsid="004f7abb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529939" officeooo:paragraph-rsid="00529939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size-complex="11pt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rsid="0097dcda" officeooo:paragraph-rsid="004b91b9" style:font-size-asian="11pt" style:font-size-complex="11pt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2" fo:font-size="11pt" officeooo:paragraph-rsid="004b91b9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4b91b9"/>
    </style:style>
    <style:style style:name="P128" style:family="paragraph" style:parent-style-name="Standard">
      <style:paragraph-properties fo:margin-top="0in" fo:margin-bottom="0.0835in" loext:contextual-spacing="false" fo:line-height="115%" fo:text-align="justify" style:justify-single-word="false"/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P129" style:family="paragraph" style:parent-style-name="Standard">
      <style:paragraph-properties fo:margin-top="0in" fo:margin-bottom="0.0835in" loext:contextual-spacing="false" fo:line-height="115%" fo:text-align="justify" style:justify-single-word="false"/>
    </style:style>
    <style:style style:name="P130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</style:style>
    <style:style style:name="P131" style:family="paragraph" style:parent-style-name="Standard_20__28_user_29_">
      <style:paragraph-properties fo:margin-top="0in" fo:margin-bottom="0.0835in" loext:contextual-spacing="false" fo:line-height="115%"/>
      <style:text-properties style:font-name="Calibri" fo:font-size="11pt" fo:font-weight="bold" style:font-size-asian="11pt" style:font-weight-asian="bold" style:font-weight-complex="bold"/>
    </style:style>
    <style:style style:name="P132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Calibri" fo:font-size="11pt" officeooo:rsid="006797dd" officeooo:paragraph-rsid="006797dd" style:font-name-asian="Times New Roman" style:font-size-asian="11pt" style:font-name-complex="Times New Roman"/>
    </style:style>
    <style:style style:name="P134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6982a2" style:font-name-asian="Times New Roman" style:font-size-asian="11pt" style:font-name-complex="Times New Roman"/>
    </style:style>
    <style:style style:name="P135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6982a2" style:font-name-asian="Times New Roman" style:font-size-asian="11pt" style:font-name-complex="Times New Roman"/>
    </style:style>
    <style:style style:name="P136" style:family="paragraph" style:parent-style-name="Table_20_Contents">
      <style:paragraph-properties fo:text-align="center" style:justify-single-word="false"/>
      <style:text-properties style:font-name="Calibri" fo:font-size="11pt" officeooo:rsid="006a3901" officeooo:paragraph-rsid="006a3901" style:font-name-asian="Times New Roman" style:font-size-asian="11pt" style:font-name-complex="Times New Roman"/>
    </style:style>
    <style:style style:name="P137" style:family="paragraph" style:parent-style-name="Table_20_Contents">
      <style:paragraph-properties fo:text-align="center" style:justify-single-word="false"/>
      <style:text-properties style:font-name="Calibri" fo:font-size="11pt" officeooo:rsid="006a6a8e" officeooo:paragraph-rsid="006a6a8e" style:font-name-asian="Times New Roman" style:font-size-asian="11pt" style:font-name-complex="Times New Roman"/>
    </style:style>
    <style:style style:name="P138" style:family="paragraph" style:parent-style-name="Table_20_Contents">
      <style:paragraph-properties fo:text-align="justify" style:justify-single-word="false"/>
      <style:text-properties style:font-name="Calibri" fo:font-size="11pt" officeooo:rsid="006a6a8e" officeooo:paragraph-rsid="006a6a8e" style:font-name-asian="Times New Roman" style:font-size-asian="11pt" style:font-name-complex="Times New Roman"/>
    </style:style>
    <style:style style:name="P139" style:family="paragraph" style:parent-style-name="Table_20_Contents">
      <style:paragraph-properties fo:text-align="center" style:justify-single-word="false"/>
      <style:text-properties style:font-name="Calibri" fo:font-size="11pt" officeooo:rsid="006c6ba2" officeooo:paragraph-rsid="006c6ba2" style:font-name-asian="Times New Roman" style:font-size-asian="11pt" style:font-name-complex="Times New Roman"/>
    </style:style>
    <style:style style:name="P140" style:family="paragraph" style:parent-style-name="Table_20_Contents">
      <style:paragraph-properties fo:text-align="center" style:justify-single-word="false"/>
      <style:text-properties style:font-name="Calibri" fo:font-size="11pt" officeooo:rsid="006cfdba" officeooo:paragraph-rsid="006cfdba" style:font-name-asian="Times New Roman" style:font-size-asian="11pt" style:font-name-complex="Times New Roman"/>
    </style:style>
    <style:style style:name="P141" style:family="paragraph" style:parent-style-name="Table_20_Contents">
      <style:paragraph-properties fo:text-align="justify" style:justify-single-word="false"/>
      <style:text-properties style:font-name="Calibri" fo:font-size="11pt" officeooo:rsid="006dcdf4" officeooo:paragraph-rsid="006dcdf4" style:font-name-asian="Times New Roman" style:font-size-asian="11pt" style:font-name-complex="Times New Roman"/>
    </style:style>
    <style:style style:name="P142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7e13d4" style:font-name-asian="Times New Roman" style:font-size-asian="11pt" style:font-name-complex="Times New Roman"/>
    </style:style>
    <style:style style:name="P143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6797dd" style:font-name-asian="Times New Roman" style:font-size-asian="11pt" style:font-weight-asian="bold" style:font-name-complex="Times New Roman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6982a2" style:font-name-asian="Times New Roman" style:font-size-asian="11pt" style:font-weight-asian="bold" style:font-name-complex="Times New Roman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6a6a8e" style:font-name-asian="Times New Roman" style:font-size-asian="11pt" style:font-weight-asian="bold" style:font-name-complex="Times New Roman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7e13d4" style:font-name-asian="Times New Roman" style:font-size-asian="11pt" style:font-weight-asian="bold" style:font-name-complex="Times New Roman" style:font-weight-complex="bold"/>
    </style:style>
    <style:style style:name="P147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" fo:font-size="14pt" fo:font-weight="bold" officeooo:rsid="007c02d5" officeooo:paragraph-rsid="001effe8" style:font-size-asian="14pt" style:font-weight-asian="bold" style:font-weight-complex="bold"/>
    </style:style>
    <style:style style:name="P148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149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423804" fo:background-color="#ffffff" style:font-name-asian="Calibri" style:font-size-asian="11pt" style:font-name-complex="Calibri"/>
    </style:style>
    <style:style style:name="P150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6d5a06" fo:background-color="#ffffff" style:font-name-asian="Calibri" style:font-size-asian="11pt" style:font-name-complex="Calibri"/>
    </style:style>
    <style:style style:name="P151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4654ca" officeooo:paragraph-rsid="004654ca" fo:background-color="#ffffff" style:font-name-asian="Calibri" style:font-size-asian="11pt" style:font-name-complex="Calibri"/>
    </style:style>
    <style:style style:name="P152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3a12ba" fo:background-color="#ffffff" style:font-name-asian="Calibri" style:font-size-asian="11pt" style:font-name-complex="Calibri"/>
    </style:style>
    <style:style style:name="P153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a12ba" officeooo:paragraph-rsid="0063840b" fo:background-color="#ffffff" style:font-name-asian="Calibri" style:font-size-asian="11pt" style:font-name-complex="Calibri"/>
    </style:style>
    <style:style style:name="P154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5a6d" officeooo:paragraph-rsid="00295a6d" fo:background-color="#ffffff" style:font-name-asian="Calibri" style:font-size-asian="11pt" style:font-weight-asian="normal" style:font-name-complex="Calibri" style:font-size-complex="10pt" style:font-weight-complex="normal"/>
    </style:style>
    <style:style style:name="P155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13460" officeooo:paragraph-rsid="00313460" fo:background-color="#ffffff" style:font-name-asian="Calibri" style:font-size-asian="11pt" style:font-weight-asian="normal" style:font-name-complex="Calibri" style:font-weight-complex="normal"/>
    </style:style>
    <style:style style:name="P156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2bbb2" officeooo:paragraph-rsid="0032bbb2" fo:background-color="#ffffff" style:font-name-asian="Calibri" style:font-size-asian="11pt" style:font-weight-asian="normal" style:font-name-complex="Calibri" style:font-weight-complex="normal"/>
    </style:style>
    <style:style style:name="P157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2bbb2" officeooo:paragraph-rsid="00415ab1" fo:background-color="#ffffff" style:font-name-asian="Calibri" style:font-size-asian="11pt" style:font-weight-asian="normal" style:font-name-complex="Calibri" style:font-weight-complex="normal"/>
    </style:style>
    <style:style style:name="P158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6b681" officeooo:paragraph-rsid="0036b681" fo:background-color="#ffffff" style:font-name-asian="Calibri" style:font-size-asian="11pt" style:font-weight-asian="normal" style:font-name-complex="Calibri" style:font-weight-complex="normal"/>
    </style:style>
    <style:style style:name="P159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eae1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0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3a12ba" fo:background-color="#ffffff" style:font-name-asian="Calibri" style:font-size-asian="11pt" style:font-weight-asian="normal" style:font-name-complex="Calibri" style:font-weight-complex="normal"/>
    </style:style>
    <style:style style:name="P161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2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3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8c3f6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64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e2ce2" officeooo:paragraph-rsid="002e2ce2" style:font-name-asian="Calibri" style:font-size-asian="11pt" style:font-weight-asian="normal" style:font-name-complex="Calibri" style:font-size-complex="10pt" style:font-weight-complex="normal"/>
    </style:style>
    <style:style style:name="P165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d6400" officeooo:paragraph-rsid="002d6400" style:font-name-asian="Calibri" style:font-size-asian="11pt" style:font-weight-asian="normal" style:font-name-complex="Calibri" style:font-size-complex="10pt" style:font-weight-complex="normal"/>
    </style:style>
    <style:style style:name="P166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9ba7" officeooo:paragraph-rsid="002f9ba7" style:font-name-asian="Calibri" style:font-size-asian="11pt" style:font-weight-asian="normal" style:font-name-complex="Calibri" style:font-weight-complex="normal"/>
    </style:style>
    <style:style style:name="P167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13460" officeooo:paragraph-rsid="00313460" style:font-name-asian="Calibri" style:font-size-asian="11pt" style:font-weight-asian="normal" style:font-name-complex="Calibri" style:font-weight-complex="normal"/>
    </style:style>
    <style:style style:name="P168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25f9b8" officeooo:paragraph-rsid="0023d4aa" fo:background-color="transparent" style:font-name-asian="Calibri1" style:font-name-complex="Calibri1"/>
    </style:style>
    <style:style style:name="P169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93a85c" officeooo:paragraph-rsid="0023d4aa" fo:background-color="transparent" style:font-name-asian="Calibri1" style:font-name-complex="Calibri1"/>
    </style:style>
    <style:style style:name="P170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939cab" officeooo:paragraph-rsid="0023d4aa" fo:background-color="transparent" style:font-name-asian="Calibri1" style:font-name-complex="Calibri1"/>
    </style:style>
    <style:style style:name="P171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7e9636" officeooo:paragraph-rsid="0023d4aa" fo:background-color="transparent" style:font-name-asian="Calibri1" style:font-size-asian="11pt" style:font-weight-asian="bold" style:font-name-complex="Calibri1" style:font-weight-complex="bold"/>
    </style:style>
    <style:style style:name="P172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4c559a" officeooo:paragraph-rsid="004c559a" fo:background-color="transparent" style:font-name-asian="Calibri1" style:font-size-asian="11pt" style:font-weight-asian="bold" style:font-name-complex="Calibri1" style:font-weight-complex="bold"/>
    </style:style>
    <style:style style:name="P173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272bb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4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5feef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5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75e1b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6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b50198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7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7a73f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8" style:family="paragraph" style:parent-style-name="Standard" style:list-style-name="L3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8ed43" officeooo:paragraph-rsid="0025c38d" fo:background-color="transparent" style:font-name-asian="Calibri1" style:font-size-asian="10pt" style:font-weight-asian="bold" style:font-name-complex="Calibri1" style:font-size-complex="10pt" style:font-weight-complex="bold"/>
    </style:style>
    <style:style style:name="P179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180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normal" officeooo:rsid="003a12ba" officeooo:paragraph-rsid="003a12ba" style:font-name-asian="Calibri" style:font-size-asian="11pt" style:font-weight-asian="normal" style:font-name-complex="Calibri" style:font-weight-complex="normal"/>
    </style:style>
    <style:style style:name="P181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normal" officeooo:rsid="003a12ba" officeooo:paragraph-rsid="0063840b" style:font-name-asian="Calibri" style:font-size-asian="11pt" style:font-weight-asian="normal" style:font-name-complex="Calibri" style:font-weight-complex="normal"/>
    </style:style>
    <style:style style:name="P182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183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313460"/>
    </style:style>
    <style:style style:name="P184" style:family="paragraph" style:parent-style-name="Standard" style:list-style-name="L12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a12b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85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0977a" officeooo:paragraph-rsid="0040aa1e" fo:background-color="#ffffff" style:font-name-asian="Calibri" style:font-size-asian="11pt" style:font-weight-asian="normal" style:font-name-complex="Calibri" style:font-weight-complex="normal"/>
    </style:style>
    <style:style style:name="P186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0977a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87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be60e" officeooo:paragraph-rsid="003be60e" fo:background-color="#ffffff" style:font-name-asian="Calibri" style:font-size-asian="11pt" style:font-name-complex="Calibri"/>
    </style:style>
    <style:style style:name="P188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be60e" officeooo:paragraph-rsid="0063840b" fo:background-color="#ffffff" style:font-name-asian="Calibri" style:font-size-asian="11pt" style:font-name-complex="Calibri"/>
    </style:style>
    <style:style style:name="P189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f40f3" officeooo:paragraph-rsid="003f40f3" fo:background-color="#ffffff" style:font-name-asian="Calibri" style:font-size-asian="11pt" style:font-name-complex="Calibri"/>
    </style:style>
    <style:style style:name="P190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f40f3" officeooo:paragraph-rsid="0063840b" fo:background-color="#ffffff" style:font-name-asian="Calibri" style:font-size-asian="11pt" style:font-name-complex="Calibri"/>
    </style:style>
    <style:style style:name="P191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14c97" officeooo:paragraph-rsid="0063840b" fo:background-color="#ffffff" style:font-name-asian="Calibri" style:font-size-asian="11pt" style:font-weight-asian="normal" style:font-name-complex="Calibri" style:font-weight-complex="normal"/>
    </style:style>
    <style:style style:name="P19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3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3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" style:family="text">
      <style:text-properties style:font-name="Calibri Light" fo:font-style="italic" style:font-style-asian="italic" style:font-name-complex="Times New Roman" style:font-weight-complex="bold"/>
    </style:style>
    <style:style style:name="T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6" style:family="text">
      <style:text-properties style:font-name="Calibri Light" style:text-underline-style="none" style:font-name-complex="Times New Roman" style:font-weight-complex="bold"/>
    </style:style>
    <style:style style:name="T7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8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9" style:family="text">
      <style:text-properties fo:color="#000000" style:font-name="Calibri" fo:font-size="11pt" fo:background-color="#ffffff" loext:char-shading-value="0" style:font-name-asian="Calibri" style:font-size-asian="11pt" style:font-name-complex="Calibri"/>
    </style:style>
    <style:style style:name="T10" style:family="text">
      <style:text-properties fo:color="#000000" style:font-name="Calibri" fo:font-size="11pt" officeooo:rsid="001fcfd0" fo:background-color="#ffffff" loext:char-shading-value="0" style:font-name-asian="Calibri" style:font-size-asian="11pt" style:font-name-complex="Calibri"/>
    </style:style>
    <style:style style:name="T11" style:family="text">
      <style:text-properties fo:color="#000000" style:font-name="Calibri" fo:font-size="11pt" style:font-name-asian="Calibri" style:font-size-asian="11pt" style:font-name-complex="Calibri"/>
    </style:style>
    <style:style style:name="T12" style:family="text">
      <style:text-properties fo:color="#000000" style:font-name="Calibri" fo:font-size="11pt" officeooo:rsid="001fcfd0" style:font-name-asian="Calibri" style:font-size-asian="11pt" style:font-name-complex="Calibri"/>
    </style:style>
    <style:style style:name="T13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0pt" style:font-weight-complex="bold"/>
    </style:style>
    <style:style style:name="T14" style:family="text">
      <style:text-properties fo:color="#000000" style:font-name="Calibri" fo:font-size="11pt" fo:font-weight="bold" officeooo:rsid="002d2a15" style:font-name-asian="Calibri" style:font-size-asian="11pt" style:font-weight-asian="bold" style:font-name-complex="Calibri" style:font-size-complex="10pt" style:font-weight-complex="bold"/>
    </style:style>
    <style:style style:name="T15" style:family="text">
      <style:text-properties fo:color="#000000" style:font-name="Calibri" fo:font-size="11pt" fo:font-weight="bold" officeooo:rsid="0027990f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6" style:family="text">
      <style:text-properties fo:color="#000000" style:font-name="Calibri" fo:font-size="11pt" fo:font-weight="bold" officeooo:rsid="002c4a0a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7" style:family="text">
      <style:text-properties fo:color="#000000" style:font-name="Calibri" fo:font-size="11pt" fo:font-weight="normal" style:font-name-asian="Calibri" style:font-size-asian="11pt" style:font-weight-asian="normal" style:font-name-complex="Calibri" style:font-size-complex="10pt" style:font-weight-complex="normal"/>
    </style:style>
    <style:style style:name="T18" style:family="text">
      <style:text-properties fo:color="#000000" style:font-name="Calibri" fo:font-size="11pt" fo:font-weight="normal" officeooo:rsid="002d2a15" style:font-name-asian="Calibri" style:font-size-asian="11pt" style:font-weight-asian="normal" style:font-name-complex="Calibri" style:font-size-complex="10pt" style:font-weight-complex="normal"/>
    </style:style>
    <style:style style:name="T19" style:family="text">
      <style:text-properties fo:color="#000000" style:font-name="Calibri" fo:font-size="11pt" fo:font-weight="normal" officeooo:rsid="002e2ce2" style:font-name-asian="Calibri" style:font-size-asian="11pt" style:font-weight-asian="normal" style:font-name-complex="Calibri" style:font-size-complex="10pt" style:font-weight-complex="normal"/>
    </style:style>
    <style:style style:name="T20" style:family="text">
      <style:text-properties fo:color="#000000" style:font-name="Calibri" fo:font-size="11pt" fo:font-weight="normal" officeooo:rsid="004b91b9" style:font-name-asian="Calibri" style:font-size-asian="11pt" style:font-weight-asian="normal" style:font-name-complex="Calibri" style:font-size-complex="10pt" style:font-weight-complex="normal"/>
    </style:style>
    <style:style style:name="T21" style:family="text">
      <style:text-properties fo:color="#000000" style:font-name="Calibri" fo:font-size="11pt" fo:font-weight="normal" officeooo:rsid="004c559a" style:font-name-asian="Calibri" style:font-size-asian="11pt" style:font-weight-asian="normal" style:font-name-complex="Calibri" style:font-size-complex="10pt" style:font-weight-complex="normal"/>
    </style:style>
    <style:style style:name="T22" style:family="text">
      <style:text-properties fo:color="#000000" style:font-name="Calibri" fo:font-size="11pt" fo:font-weight="normal" officeooo:rsid="00313460" fo:background-color="#ffffff" loext:char-shading-value="0" style:font-name-asian="Calibri" style:font-size-asian="11pt" style:font-weight-asian="normal" style:font-name-complex="Calibri" style:font-weight-complex="normal"/>
    </style:style>
    <style:style style:name="T23" style:family="text">
      <style:text-properties fo:color="#000000" style:font-name="Calibri" fo:font-size="11pt" fo:font-weight="normal" officeooo:rsid="0032bbb2" fo:background-color="#ffffff" loext:char-shading-value="0" style:font-name-asian="Calibri" style:font-size-asian="11pt" style:font-weight-asian="normal" style:font-name-complex="Calibri" style:font-weight-complex="normal"/>
    </style:style>
    <style:style style:name="T24" style:family="text">
      <style:text-properties fo:color="#000000" style:font-name="Calibri" fo:font-size="11pt" fo:font-weight="normal" officeooo:rsid="0040977a" fo:background-color="#ffffff" loext:char-shading-value="0" style:font-name-asian="Calibri" style:font-size-asian="11pt" style:font-weight-asian="normal" style:font-name-complex="Calibri" style:font-weight-complex="normal"/>
    </style:style>
    <style:style style:name="T25" style:family="text">
      <style:text-properties fo:color="#000000" fo:font-size="11pt" fo:font-weight="normal" style:font-name-asian="Calibri" style:font-size-asian="11pt" style:font-weight-asian="normal" style:font-name-complex="Calibri" style:font-weight-complex="normal"/>
    </style:style>
    <style:style style:name="T26" style:family="text">
      <style:text-properties fo:color="#000000" fo:font-weight="normal" style:font-name-asian="Calibri" style:font-weight-asian="normal" style:font-name-complex="Calibri" style:font-weight-complex="normal"/>
    </style:style>
    <style:style style:name="T27" style:family="text">
      <style:text-properties fo:color="#000000" fo:background-color="#ffffff" loext:char-shading-value="0" style:font-name-asian="Calibri" style:font-name-complex="Calibri"/>
    </style:style>
    <style:style style:name="T28" style:family="text">
      <style:text-properties fo:color="#000000" officeooo:rsid="005711bc" fo:background-color="#ffffff" loext:char-shading-value="0" style:font-name-asian="Calibri" style:font-name-complex="Calibri"/>
    </style:style>
    <style:style style:name="T29" style:family="text">
      <style:text-properties fo:font-size="11pt" style:font-size-asian="11pt"/>
    </style:style>
    <style:style style:name="T30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T31" style:family="text">
      <style:text-properties style:font-name="Calibri" fo:font-size="11pt" style:font-size-asian="11pt"/>
    </style:style>
    <style:style style:name="T32" style:family="text">
      <style:text-properties style:font-name="Calibri" fo:font-size="11pt" style:font-size-asian="11pt" style:font-weight-complex="bold"/>
    </style:style>
    <style:style style:name="T33" style:family="text">
      <style:text-properties style:font-name="Calibri" fo:font-size="11pt" officeooo:rsid="001fcfd0" style:font-size-asian="11pt"/>
    </style:style>
    <style:style style:name="T34" style:family="text">
      <style:text-properties style:font-name="Calibri" fo:font-size="11pt" officeooo:rsid="006d5a06" style:font-size-asian="11pt"/>
    </style:style>
    <style:style style:name="T35" style:family="text">
      <style:text-properties style:font-name="Calibri" fo:font-size="11pt" officeooo:rsid="006dcdf4" style:font-size-asian="11pt"/>
    </style:style>
    <style:style style:name="T36" style:family="text">
      <style:text-properties style:font-name="Calibri" fo:font-size="11pt" officeooo:rsid="0081a67d" style:font-size-asian="11pt"/>
    </style:style>
    <style:style style:name="T37" style:family="text">
      <style:text-properties style:font-name="Calibri" fo:font-size="11pt" fo:font-weight="bold" style:font-size-asian="11pt" style:font-weight-asian="bold" style:font-weight-complex="bold"/>
    </style:style>
    <style:style style:name="T38" style:family="text">
      <style:text-properties style:font-name="Calibri" fo:font-size="11pt" fo:font-weight="bold" officeooo:rsid="003f43e1" style:font-size-asian="11pt" style:font-weight-asian="bold" style:font-weight-complex="bold"/>
    </style:style>
    <style:style style:name="T39" style:family="text">
      <style:text-properties style:font-name="Calibri" fo:font-size="11pt" fo:font-weight="bold" officeooo:rsid="00493fde" style:font-size-asian="11pt" style:font-weight-asian="bold" style:font-weight-complex="bold"/>
    </style:style>
    <style:style style:name="T40" style:family="text"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T41" style:family="text">
      <style:text-properties style:font-name="Calibri" fo:font-size="11pt" fo:language="es" fo:country="MX" style:font-size-asian="11pt"/>
    </style:style>
    <style:style style:name="T42" style:family="text">
      <style:text-properties style:font-name="Calibri" fo:font-size="11pt" fo:language="es" fo:country="MX" fo:font-weight="bold" style:font-size-asian="11pt" style:font-weight-asian="bold" style:font-weight-complex="bold"/>
    </style:style>
    <style:style style:name="T43" style:family="text">
      <style:text-properties style:font-name="Calibri" fo:font-size="11pt" fo:font-weight="normal" officeooo:rsid="00493fde" style:font-size-asian="11pt" style:font-weight-asian="normal" style:font-weight-complex="normal"/>
    </style:style>
    <style:style style:name="T44" style:family="text">
      <style:text-properties style:font-name="Calibri" fo:font-size="11pt" fo:font-weight="normal" officeooo:rsid="00613e16" style:font-size-asian="11pt" style:font-weight-asian="normal" style:font-weight-complex="normal"/>
    </style:style>
    <style:style style:name="T45" style:family="text">
      <style:text-properties style:font-name="Calibri" fo:font-size="11pt" fo:font-weight="normal" officeooo:rsid="006d5a06" style:font-size-asian="11pt" style:font-weight-asian="normal" style:font-weight-complex="normal"/>
    </style:style>
    <style:style style:name="T46" style:family="text">
      <style:text-properties style:font-name="Calibri" fo:font-size="11pt" fo:font-weight="normal" officeooo:rsid="006797dd" style:font-size-asian="11pt" style:font-weight-asian="normal" style:font-weight-complex="normal"/>
    </style:style>
    <style:style style:name="T47" style:family="text">
      <style:text-properties style:font-name="Calibri" fo:font-size="11pt" fo:font-weight="normal" officeooo:rsid="004b91b9" style:font-size-asian="11pt" style:font-weight-asian="normal" style:font-weight-complex="normal"/>
    </style:style>
    <style:style style:name="T48" style:family="text">
      <style:text-properties style:font-name="Calibri" fo:font-size="11pt" fo:font-weight="normal" officeooo:rsid="006d809d" style:font-size-asian="11pt" style:font-weight-asian="normal" style:font-weight-complex="normal"/>
    </style:style>
    <style:style style:name="T49" style:family="text">
      <style:text-properties style:font-name="Calibri" fo:font-size="11pt" fo:font-weight="normal" officeooo:rsid="006dcdf4" style:font-size-asian="11pt" style:font-weight-asian="normal" style:font-weight-complex="normal"/>
    </style:style>
    <style:style style:name="T50" style:family="text">
      <style:text-properties style:font-name="Calibri" fo:font-size="10pt" style:font-size-asian="10pt" style:font-size-complex="10pt"/>
    </style:style>
    <style:style style:name="T51" style:family="text">
      <style:text-properties officeooo:rsid="001fcfd0"/>
    </style:style>
    <style:style style:name="T52" style:family="text">
      <style:text-properties officeooo:rsid="002257b8"/>
    </style:style>
    <style:style style:name="T53" style:family="text">
      <style:text-properties officeooo:rsid="00a5feef"/>
    </style:style>
    <style:style style:name="T54" style:family="text">
      <style:text-properties officeooo:rsid="00a7a73f"/>
    </style:style>
    <style:style style:name="T55" style:family="text">
      <style:text-properties officeooo:rsid="00a8ed43"/>
    </style:style>
    <style:style style:name="T56" style:family="text">
      <style:text-properties officeooo:rsid="00955a22"/>
    </style:style>
    <style:style style:name="T57" style:family="text">
      <style:text-properties officeooo:rsid="002a8c41"/>
    </style:style>
    <style:style style:name="T58" style:family="text">
      <style:text-properties officeooo:rsid="002d2a15"/>
    </style:style>
    <style:style style:name="T59" style:family="text">
      <style:text-properties fo:font-weight="normal" officeooo:rsid="003f43e1" style:font-weight-asian="normal" style:font-weight-complex="normal"/>
    </style:style>
    <style:style style:name="T60" style:family="text">
      <style:text-properties fo:font-weight="normal" officeooo:rsid="004133d9" style:font-weight-asian="normal" style:font-weight-complex="normal"/>
    </style:style>
    <style:style style:name="T61" style:family="text">
      <style:text-properties officeooo:rsid="0032bbb2"/>
    </style:style>
    <style:style style:name="T62" style:family="text">
      <style:text-properties fo:font-style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weight-asian="normal" style:font-weight-complex="normal"/>
    </style:style>
    <style:style style:name="T65" style:family="text">
      <style:text-properties officeooo:rsid="0037303d"/>
    </style:style>
    <style:style style:name="T66" style:family="text">
      <style:text-properties officeooo:rsid="0040977a"/>
    </style:style>
    <style:style style:name="T67" style:family="text">
      <style:text-properties officeooo:rsid="004133d9"/>
    </style:style>
    <style:style style:name="T68" style:family="text">
      <style:text-properties officeooo:rsid="00423804"/>
    </style:style>
    <style:style style:name="T69" style:family="text">
      <style:text-properties officeooo:rsid="0047f1f2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4a35c4"/>
    </style:style>
    <style:style style:name="T72" style:family="text">
      <style:text-properties style:font-weight-asian="normal" style:font-weight-complex="normal"/>
    </style:style>
    <style:style style:name="T73" style:family="text">
      <style:text-properties style:font-name="Calibri2" fo:font-size="11pt" officeooo:rsid="0097dcda" style:font-size-asian="11pt" style:font-size-complex="11pt"/>
    </style:style>
    <style:style style:name="T74" style:family="text">
      <style:text-properties style:font-name="Calibri2" fo:font-size="11pt" fo:font-style="italic" officeooo:rsid="0097dcda" style:font-size-asian="11pt" style:font-size-complex="11pt"/>
    </style:style>
    <style:style style:name="T75" style:family="text">
      <style:text-properties officeooo:rsid="00be9d5e"/>
    </style:style>
    <style:style style:name="T76" style:family="text">
      <style:text-properties officeooo:rsid="004c559a"/>
    </style:style>
    <style:style style:name="T77" style:family="text">
      <style:text-properties officeooo:rsid="004f7abb"/>
    </style:style>
    <style:style style:name="T78" style:family="text">
      <style:text-properties officeooo:rsid="004fc235"/>
    </style:style>
    <style:style style:name="T79" style:family="text">
      <style:text-properties officeooo:rsid="00529939"/>
    </style:style>
    <style:style style:name="T80" style:family="text">
      <style:text-properties officeooo:rsid="00546e1d"/>
    </style:style>
    <style:style style:name="T81" style:family="text">
      <style:text-properties officeooo:rsid="00548515"/>
    </style:style>
    <style:style style:name="T82" style:family="text">
      <style:text-properties officeooo:rsid="0058a399"/>
    </style:style>
    <style:style style:name="T83" style:family="text">
      <style:text-properties officeooo:rsid="005aa1b5"/>
    </style:style>
    <style:style style:name="T84" style:family="text">
      <style:text-properties officeooo:rsid="005caf7b"/>
    </style:style>
    <style:style style:name="T85" style:family="text">
      <style:text-properties officeooo:rsid="005d948f"/>
    </style:style>
    <style:style style:name="T86" style:family="text">
      <style:text-properties officeooo:rsid="005fdabf"/>
    </style:style>
    <style:style style:name="T87" style:family="text">
      <style:text-properties officeooo:rsid="00605030"/>
    </style:style>
    <style:style style:name="T88" style:family="text">
      <style:text-properties fo:color="#00000a" style:font-name="Calibri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89" style:family="text">
      <style:text-properties fo:color="#00000a" style:font-name="Calibri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0" style:family="text">
      <style:text-properties officeooo:rsid="0064e39f"/>
    </style:style>
    <style:style style:name="T91" style:family="text">
      <style:text-properties officeooo:rsid="00665bb5"/>
    </style:style>
    <style:style style:name="T92" style:family="text">
      <style:text-properties officeooo:rsid="006797dd"/>
    </style:style>
    <style:style style:name="T93" style:family="text">
      <style:text-properties officeooo:rsid="006982a2"/>
    </style:style>
    <style:style style:name="T94" style:family="text">
      <style:text-properties officeooo:rsid="006c439e"/>
    </style:style>
    <style:style style:name="T95" style:family="text">
      <style:text-properties officeooo:rsid="006cfdba"/>
    </style:style>
    <style:style style:name="T96" style:family="text">
      <style:text-properties officeooo:rsid="006d5a06"/>
    </style:style>
    <style:style style:name="T97" style:family="text">
      <style:text-properties officeooo:rsid="006dcdf4"/>
    </style:style>
    <style:style style:name="T98" style:family="text">
      <style:text-properties officeooo:rsid="007e13d4"/>
    </style:style>
    <style:style style:name="T99" style:family="text">
      <style:text-properties officeooo:rsid="007f9d53"/>
    </style:style>
    <style:style style:name="T100" style:family="text">
      <style:text-properties officeooo:rsid="0083faf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>GF-0604 Procesamiento de datos geográficos</text:p>
      <text:p text:style-name="P91">Profesor: Manuel Vargas Del Valle</text:p>
      <text:p text:style-name="P72">Grupo: <text:span text:style-name="T51">00</text:span><text:span text:style-name="T100">2</text:span><text:span text:style-name="T51">.</text:span> <text:span text:style-name="T51">H</text:span>orario: <text:span text:style-name="T100">K</text:span><text:span text:style-name="T51"> 1</text:span><text:span text:style-name="T100">3</text:span><text:span text:style-name="T51">-1</text:span><text:span text:style-name="T100">4</text:span><text:span text:style-name="T51">-1</text:span><text:span text:style-name="T100">5</text:span><text:span text:style-name="T51">, </text:span><text:span text:style-name="T100">J</text:span><text:span text:style-name="T51"> </text:span><text:span text:style-name="T100">7</text:span><text:span text:style-name="T51">-</text:span><text:span text:style-name="T100">8</text:span><text:span text:style-name="T51">-</text:span><text:span text:style-name="T100">9</text:span><text:span text:style-name="T51">. A</text:span>ula <text:span text:style-name="T51">213. </text:span>Créditos: <text:span text:style-name="T51">4.</text:span></text:p>
      <text:p text:style-name="P94"><text:span text:style-name="Fuente_20_de_20_párrafo_20_predeter."><text:span text:style-name="T31">Horas totales semanales: </text:span></text:span><text:span text:style-name="Fuente_20_de_20_párrafo_20_predeter."><text:span text:style-name="T33">6.</text:span></text:span><text:span text:style-name="Fuente_20_de_20_párrafo_20_predeter."><text:span text:style-name="T9"> </text:span></text:span><text:span text:style-name="Fuente_20_de_20_párrafo_20_predeter."><text:span text:style-name="T10">H</text:span></text:span><text:span text:style-name="Fuente_20_de_20_párrafo_20_predeter."><text:span text:style-name="T9">oras presenciales: </text:span></text:span><text:span text:style-name="Fuente_20_de_20_párrafo_20_predeter."><text:span text:style-name="T10">3 de teoría y 3 de laboratorio.</text:span></text:span></text:p>
      <text:p text:style-name="P94"><text:span text:style-name="Fuente_20_de_20_párrafo_20_predeter."><text:span text:style-name="T31">Horario de atención al estudiantado: </text:span></text:span><text:span text:style-name="Fuente_20_de_20_párrafo_20_predeter."><text:span text:style-name="T33">L 13, K 16, M 16, J 10.</text:span></text:span></text:p>
      <text:p text:style-name="P94"><text:span text:style-name="Fuente_20_de_20_párrafo_20_predeter."><text:span text:style-name="T31"><text:s/></text:span></text:span><text:span text:style-name="Fuente_20_de_20_párrafo_20_predeter."><text:span text:style-name="T11">Correo electrónico institucional: </text:span></text:span><text:span text:style-name="Fuente_20_de_20_párrafo_20_predeter."><text:span text:style-name="T12">manuel.vargas_d</text:span></text:span><text:span text:style-name="Fuente_20_de_20_párrafo_20_predeter."><text:span text:style-name="T11">@</text:span></text:span><text:span text:style-name="Fuente_20_de_20_párrafo_20_predeter."><text:span text:style-name="T9">ucr.ac.cr</text:span></text:span></text:p>
      <text:p text:style-name="P72">I ciclo lectivo 2022</text:p>
      <text:p text:style-name="P83"/>
      <text:p text:style-name="P83"/>
      <text:p text:style-name="P82">PROGRAMA DEL CURSO</text:p>
      <text:p text:style-name="P67"/>
      <text:p text:style-name="P68">1. DESCRIPCIÓN</text:p>
      <text:p text:style-name="P64"><text:span text:style-name="Fuente_20_de_20_párrafo_20_predeter."><text:span text:style-name="T31">Este es un curso introductorio al procesamiento de datos geográficos mediante el lenguaje de programación R. Se estudian los fundamentos de R, sus bibliotecas geoespaciales y sus capacidades para generar gráficos estadísticos. Se utilizan herramientas para facilitar la reproducibilidad de los procedimientos y para su comunicación a través de </text:span></text:span><text:span text:style-name="Fuente_20_de_20_párrafo_20_predeter."><text:span text:style-name="T35">la</text:span></text:span><text:span text:style-name="Fuente_20_de_20_párrafo_20_predeter."><text:span text:style-name="T31"> </text:span></text:span><text:span text:style-name="Fuente_20_de_20_párrafo_20_predeter."><text:span text:style-name="T35">Internet</text:span></text:span><text:span text:style-name="Fuente_20_de_20_párrafo_20_predeter."><text:span text:style-name="T31"> y otros medios.</text:span></text:span></text:p>
      <text:p text:style-name="P64"><text:span text:style-name="Fuente_20_de_20_párrafo_20_predeter."><text:span text:style-name="T31"/></text:span></text:p>
      <text:p text:style-name="P64"><text:span text:style-name="Fuente_20_de_20_párrafo_20_predeter."><text:span text:style-name="T31">El enfoque del curso es teórico-práctico, con lecciones teóricas combinadas con ejercicios de programación en los cuales los estudiantes aplican en diversos escenarios de procesamiento de datos los conocimientos y habilidades aprendidas. No se requiere de experiencia previa en programación de computadoras.</text:span></text:span></text:p>
      <text:p text:style-name="P64"><text:span text:style-name="Fuente_20_de_20_párrafo_20_predeter."><text:span text:style-name="T31"/></text:span></text:p>
      <text:p text:style-name="P65"><text:span text:style-name="Fuente_20_de_20_párrafo_20_predeter."><text:span text:style-name="T34">Tanto las </text:span></text:span><text:span text:style-name="Fuente_20_de_20_párrafo_20_predeter."><text:span text:style-name="T36">lecciones</text:span></text:span><text:span text:style-name="Fuente_20_de_20_párrafo_20_predeter."><text:span text:style-name="T34"> teóricas como las prácticas se realizan de manera presencial, con apoyo de algunos medios virtuales. Los contenidos del curso y los recursos relacionados se comparten en el sitio web 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https://gf0604-procesamientodatosgeograficos.github.io/2022-i/</text:span></text:span></text:a><text:span text:style-name="Fuente_20_de_20_párrafo_20_predeter."><text:span text:style-name="T34">, así como en la plataforma Mediación Virtual de la Universidad de Costa Rica. </text:span></text:span></text:p>
      <text:p text:style-name="P63"/>
      <text:p text:style-name="P63"/>
      <text:p text:style-name="P95"><text:span text:style-name="Fuente_20_de_20_párrafo_20_predeter."><text:span text:style-name="T37">2. OBJETIVOS</text:span></text:span></text:p>
      <text:p text:style-name="P46">Al finalizar el curso, el estudiantado será capaz de:</text:p>
      <text:p text:style-name="P46"/>
      <text:list xml:id="list572694593" text:style-name="L1">
        <text:list-item>
          <text:p text:style-name="P148">Desarrollar programas en el lenguaje de programación R, enfocados en el procesamiento de datos geo<text:span text:style-name="T68">espaciales</text:span>.</text:p>
        </text:list-item>
        <text:list-item>
          <text:p text:style-name="P148"><text:span text:style-name="T68">G</text:span>enerar gráficos estadísticos <text:span text:style-name="T68">mediante R</text:span>.</text:p>
        </text:list-item>
        <text:list-item>
          <text:p text:style-name="P151"><text:soft-page-break/>Integrar visualizaciones tabulares, gráficas y geoespaciales <text:span text:style-name="T84">de datos </text:span>en <text:span text:style-name="T84">documentos</text:span> y aplicaciones interactivas <text:span text:style-name="T97">desarrolladas con R</text:span>.</text:p>
        </text:list-item>
        <text:list-item>
          <text:p text:style-name="P149"><text:span text:style-name="T68">Desarrollar </text:span><text:span text:style-name="T97">en R </text:span><text:span text:style-name="T68">soluciones reproducibles a problemas computacionales.</text:span></text:p>
        </text:list-item>
        <text:list-item>
          <text:p text:style-name="P179"><text:span text:style-name="T28">Aprender</text:span><text:span text:style-name="T27"> herramientas y protocolos para compartir y documentar programas y sus resultados.</text:span></text:p>
        </text:list-item>
        <text:list-item>
          <text:p text:style-name="P150">Aplicar los conocimientos de programación y visualización de datos en diversos escenarios sociales y ambientales.</text:p>
        </text:list-item>
      </text:list>
      <text:p text:style-name="P46"/>
      <text:p text:style-name="P46"/>
      <text:p text:style-name="P85"><text:span text:style-name="Fuente_20_de_20_párrafo_20_predeter."><text:span text:style-name="T37">3. CONTENIDO DEL CURSO</text:span></text:span></text:p>
      <text:p text:style-name="P6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66784313072">
          <table:table-cell table:style-name="Table2.A1" office:value-type="string">
            <text:p text:style-name="P77">SEMANA</text:p>
          </table:table-cell>
          <table:table-cell table:style-name="Table2.A1" office:value-type="string">
            <text:p text:style-name="P76">CONTENIDO</text:p>
          </table:table-cell>
          <table:table-cell table:style-name="Table2.A1" office:value-type="string">
            <text:p text:style-name="P76">LECTURA OBLIGATORIA</text:p>
          </table:table-cell>
        </table:table-row>
        <table:table-row table:style-name="TableLine93966786461744">
          <table:table-cell table:style-name="Table2.A2" table:number-columns-spanned="3" office:value-type="string">
            <text:p text:style-name="P88"/>
            <text:p text:style-name="P90">1. INTRODUCCIÓN A LA PROGRAMACIÓN DE COMPUTADORAS</text:p>
            <text:p text:style-name="P88"/>
          </table:table-cell>
          <table:covered-table-cell/>
          <table:covered-table-cell/>
        </table:table-row>
        <table:table-row table:style-name="TableLine93966786462576">
          <table:table-cell table:style-name="Table2.A3" office:value-type="string">
            <text:p text:style-name="P86"/>
            <text:p text:style-name="P86">I</text:p>
            <text:p text:style-name="P86">(28 de marzo – 1 de abril)</text:p>
          </table:table-cell>
          <table:table-cell table:style-name="Table2.A3" office:value-type="string">
            <text:p text:style-name="P12"/>
            <text:p text:style-name="P12">Entrega y discusión de<text:span text:style-name="T52">l</text:span> programa de<text:span text:style-name="T52">l</text:span> curso</text:p>
            <text:p text:style-name="P12"/>
            <text:p text:style-name="P53">Introducción al pensamiento computacional</text:p>
            <text:p text:style-name="P51"/>
            <text:list xml:id="list788176699" text:style-name="L2">
              <text:list-item>
                <text:p text:style-name="P168">Conceptos fundamentales del pensamiento computacional</text:p>
              </text:list-item>
              <text:list-item>
                <text:p text:style-name="P169">Arquitectura de computadoras</text:p>
              </text:list-item>
              <text:list-item>
                <text:p text:style-name="P170">Representación de información <text:span text:style-name="T76">en computadoras</text:span></text:p>
              </text:list-item>
              <text:list-item>
                <text:p text:style-name="P171">Lenguajes de programación</text:p>
                <text:list>
                  <text:list-item>
                    <text:p text:style-name="P172">Scratch: <text:span text:style-name="T82">lenguaje para aprendizaje de programación</text:span></text:p>
                  </text:list-item>
                </text:list>
                <text:p text:style-name="P171"/>
              </text:list-item>
            </text:list>
          </table:table-cell>
          <table:table-cell table:style-name="Table2.A3" office:value-type="string">
            <text:p text:style-name="P57"><text:span text:style-name="Fuente_20_de_20_párrafo_20_predeter."><text:span text:style-name="T20"/></text:span></text:p>
            <text:p text:style-name="P57"><text:span text:style-name="Fuente_20_de_20_párrafo_20_predeter."><text:span text:style-name="T20">Jeannette M. </text:span></text:span><text:span text:style-name="Fuente_20_de_20_párrafo_20_predeter."><text:span text:style-name="T17">Wing (2006, p</text:span></text:span><text:span text:style-name="Fuente_20_de_20_párrafo_20_predeter."><text:span text:style-name="T21">p</text:span></text:span><text:span text:style-name="Fuente_20_de_20_párrafo_20_predeter."><text:span text:style-name="T17">. 33-35</text:span></text:span><text:span text:style-name="Fuente_20_de_20_párrafo_20_predeter."><text:span text:style-name="T21">)</text:span></text:span></text:p>
            <text:p text:style-name="P57"><text:span text:style-name="Fuente_20_de_20_párrafo_20_predeter."><text:span text:style-name="T13"/></text:span></text:p>
            <text:p text:style-name="P57"/>
          </table:table-cell>
        </table:table-row>
        <table:table-row table:style-name="TableLine93966786464608">
          <table:table-cell table:style-name="Table2.A2" office:value-type="string">
            <text:p text:style-name="P86"/>
            <text:p text:style-name="P86">II</text:p>
            <text:p text:style-name="P86">(4 - 8 de abril)</text:p>
          </table:table-cell>
          <table:table-cell table:style-name="Table2.A2" office:value-type="string">
            <text:p text:style-name="P54"/>
            <text:p text:style-name="P54">Interacción entre humanos y computadoras</text:p>
            <text:p text:style-name="P52"/>
            <text:list xml:id="list337381473" text:style-name="L3">
              <text:list-item>
                <text:p text:style-name="P173"><text:span text:style-name="T53">Interfaces </text:span><text:span text:style-name="T54">humano-computador</text:span></text:p>
                <text:list>
                  <text:list-item>
                    <text:p text:style-name="P174">Interfaces gráficas <text:span text:style-name="T54">de usuario (GUI)</text:span></text:p>
                    <text:list>
                      <text:list-item>
                        <text:p text:style-name="P174">QGIS: sistema de información geográfica de escritorio</text:p>
                      </text:list-item>
                    </text:list>
                  </text:list-item>
                  <text:list-item>
                    <text:p text:style-name="P175">Interfaces de línea de comandos <text:span text:style-name="T54">(CLI)</text:span></text:p>
                    <text:list>
                      <text:list-item>
                        <text:p text:style-name="P176">GDAL/OGR: <text:span text:style-name="T55">biblioteca</text:span> para <text:soft-page-break/><text:span text:style-name="T56">procesamiento de </text:span>datos geoespaciales</text:p>
                      </text:list-item>
                    </text:list>
                  </text:list-item>
                </text:list>
              </text:list-item>
              <text:list-item>
                <text:p text:style-name="P177">Interfaces programa-<text:span text:style-name="T55">programa</text:span>:</text:p>
                <text:list>
                  <text:list-item>
                    <text:p text:style-name="P177">Interfaces de programación de aplicaciones (API)</text:p>
                    <text:list>
                      <text:list-item>
                        <text:p text:style-name="P178">Interfaces tipo REST (ej. GBIF, OpenStreetMap)</text:p>
                        <text:p text:style-name="P178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2.A2" office:value-type="string">
            <text:p text:style-name="P14"/>
            <text:p text:style-name="P40">Edzer Pebesma et al. (2016)</text:p>
            <text:p text:style-name="P40"/>
            <text:p text:style-name="P40">Ujaval Gandhi <text:span text:style-name="T78">(2020)</text:span></text:p>
            <text:p text:style-name="P40"/>
            <text:p text:style-name="P40"/>
          </table:table-cell>
        </table:table-row>
        <table:table-row table:style-name="TableLine93966786467024">
          <table:table-cell table:style-name="Table2.A2" office:value-type="string">
            <text:p text:style-name="P87"/>
            <text:p text:style-name="P87">Semana santa</text:p>
            <text:p text:style-name="P87">(11-15 de abril)</text:p>
            <text:p text:style-name="P87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98"/>
          </table:table-cell>
        </table:table-row>
        <table:table-row table:style-name="TableLine93966786468064">
          <table:table-cell table:style-name="Table2.A3" office:value-type="string">
            <text:p text:style-name="P86"/>
            <text:p text:style-name="P86">III</text:p>
            <text:p text:style-name="P86">(17-22 de abril)</text:p>
          </table:table-cell>
          <table:table-cell table:style-name="Table2.A3" office:value-type="string">
            <text:p text:style-name="P17"/>
            <text:p text:style-name="P58"><text:span text:style-name="T15">Herramientas para investigación reproducible y </text:span><text:span text:style-name="T16">desarrollo</text:span><text:span text:style-name="T15"> colaborativo </text:span><text:span text:style-name="T16">de programas</text:span></text:p>
            <text:p text:style-name="P26"/>
            <text:list xml:id="list2248536552" text:style-name="L4">
              <text:list-item>
                <text:p text:style-name="P154">Reproducibilidad y repetibilidad</text:p>
              </text:list-item>
              <text:list-item>
                <text:p text:style-name="P154">Markdown: lenguaje <text:span text:style-name="T85">ligero </text:span>de marcado <text:span text:style-name="T85">para comunicación científica</text:span></text:p>
              </text:list-item>
              <text:list-item>
                <text:p text:style-name="P154">Git: <text:span text:style-name="T57">sistema de control de versiones</text:span></text:p>
                <text:p text:style-name="P154"/>
              </text:list-item>
            </text:list>
          </table:table-cell>
          <table:table-cell table:style-name="Table2.A3" office:value-type="string">
            <text:p text:style-name="P39"/>
            <text:p text:style-name="P122"><text:span text:style-name="T83">Ihechikara Vincent Abba</text:span> <text:span text:style-name="T77">(20</text:span><text:span text:style-name="T83">21</text:span><text:span text:style-name="T77">)</text:span></text:p>
            <text:p text:style-name="P122"/>
            <text:p text:style-name="P123">Markdown Tutorial (s.f.)</text:p>
          </table:table-cell>
        </table:table-row>
        <table:table-row table:style-name="TableLine93966786468976">
          <table:table-cell table:style-name="Table2.A2" table:number-columns-spanned="3" office:value-type="string">
            <text:p text:style-name="P89"/>
            <text:p text:style-name="P89">2. El LENGUAJE DE PROGRAMACIÓN R</text:p>
            <text:p text:style-name="P89"/>
          </table:table-cell>
          <table:covered-table-cell/>
          <table:covered-table-cell/>
        </table:table-row>
        <table:table-row table:style-name="TableLine93966786470096">
          <table:table-cell table:style-name="Table2.A3" office:value-type="string">
            <text:p text:style-name="P86"/>
            <text:p text:style-name="P86">IV</text:p>
            <text:p text:style-name="P56"><text:span text:style-name="Fuente_20_de_20_párrafo_20_predeter."><text:span text:style-name="T26">Semana universitaria</text:span></text:span></text:p>
            <text:p text:style-name="P86">(25 - 29 de abril)</text:p>
            <text:p text:style-name="P55"><text:span text:style-name="Fuente_20_de_20_párrafo_20_predeter."><text:span text:style-name="T25"/></text:span></text:p>
          </table:table-cell>
          <table:table-cell table:style-name="Table2.A3" office:value-type="string">
            <text:p text:style-name="P59"><text:span text:style-name="Fuente_20_de_20_párrafo_20_predeter."><text:span text:style-name="T14"/></text:span></text:p>
            <text:p text:style-name="P59"><text:span text:style-name="Fuente_20_de_20_párrafo_20_predeter."><text:span text:style-name="T14">Conceptos básicos de R</text:span></text:span></text:p>
            <text:p text:style-name="P59"><text:span text:style-name="Fuente_20_de_20_párrafo_20_predeter."><text:span text:style-name="T18"/></text:span></text:p>
            <text:list xml:id="list566067549" text:style-name="L5">
              <text:list-item>
                <text:p text:style-name="P182"><text:span text:style-name="Fuente_20_de_20_párrafo_20_predeter."><text:span text:style-name="T18">Características generales</text:span></text:span></text:p>
              </text:list-item>
              <text:list-item>
                <text:p text:style-name="P182"><text:span text:style-name="Fuente_20_de_20_párrafo_20_predeter."><text:span text:style-name="T18">Rstudio: ambiente de desarrollo integrado para R</text:span></text:span></text:p>
              </text:list-item>
              <text:list-item>
                <text:p text:style-name="P182"><text:span text:style-name="Fuente_20_de_20_párrafo_20_predeter."><text:span text:style-name="T18">Tipos de datos, operadores y variables</text:span></text:span></text:p>
              </text:list-item>
              <text:list-item>
                <text:p text:style-name="P182"><text:span text:style-name="Fuente_20_de_20_párrafo_20_predeter."><text:span text:style-name="T18">Funciones </text:span></text:span><text:span text:style-name="Fuente_20_de_20_párrafo_20_predeter."><text:span text:style-name="T19">y p</text:span></text:span><text:span text:style-name="Fuente_20_de_20_párrafo_20_predeter."><text:span text:style-name="T18">aquetes</text:span></text:span></text:p>
                <text:p text:style-name="P182"><text:span text:style-name="Fuente_20_de_20_párrafo_20_predeter."><text:span text:style-name="T18"/></text:span></text:p>
              </text:list-item>
            </text:list>
          </table:table-cell>
          <table:table-cell table:style-name="Table2.A3" office:value-type="string">
            <text:p text:style-name="P14"/>
            <text:p text:style-name="P41">Garret Grolemund et al. (2014, capítulos 1-8)</text:p>
          </table:table-cell>
        </table:table-row>
        <table:table-row table:style-name="TableLine93966786470896">
          <table:table-cell table:style-name="Table2.A3" office:value-type="string">
            <text:p text:style-name="P78"/>
            <text:p text:style-name="P78">V</text:p>
            <text:p text:style-name="P84"><text:span text:style-name="Fuente_20_de_20_párrafo_20_predeter."><text:span text:style-name="T50">(2 - 6 de mayo)</text:span></text:span></text:p>
          </table:table-cell>
          <table:table-cell table:style-name="Table2.A3" office:value-type="string">
            <text:p text:style-name="P15"><text:span text:style-name="Fuente_20_de_20_párrafo_20_predeter."/></text:p>
            <text:p text:style-name="P15"><text:span text:style-name="Fuente_20_de_20_párrafo_20_predeter."><text:span text:style-name="T58">Conceptos básicos de R</text:span></text:span></text:p>
            <text:p text:style-name="P37"/>
            <text:list xml:id="list3207262875" text:style-name="L6">
              <text:list-item>
                <text:p text:style-name="P164">Definición de funciones</text:p>
              </text:list-item>
              <text:list-item>
                <text:p text:style-name="P165">Condicionales</text:p>
              </text:list-item>
              <text:list-item>
                <text:p text:style-name="P165">Ciclos</text:p>
                <text:p text:style-name="P165"/>
              </text:list-item>
            </text:list>
          </table:table-cell>
          <table:table-cell table:style-name="Table2.A3" office:value-type="string">
            <text:p text:style-name="P27"/>
            <text:p text:style-name="P27">Garret Grolemund et al. (2014, capítulos 9-12)</text:p>
          </table:table-cell>
        </table:table-row>
        <table:table-row table:style-name="TableLine93966786471776">
          <table:table-cell table:style-name="Table2.A3" office:value-type="string">
            <text:p text:style-name="P78"/>
            <text:p text:style-name="P78">VI</text:p>
            <text:p text:style-name="P78"><text:soft-page-break/>(9 al 13 de mayo)</text:p>
          </table:table-cell>
          <table:table-cell table:style-name="Table2.A3" office:value-type="string">
            <text:p text:style-name="P13"/>
            <text:p text:style-name="P13">R Markdown</text:p>
            <text:p text:style-name="P43"><text:soft-page-break/></text:p>
            <text:list xml:id="list1401805669" text:style-name="L7">
              <text:list-item>
                <text:p text:style-name="P166">Sintaxis</text:p>
              </text:list-item>
              <text:list-item>
                <text:p text:style-name="P167">Paquetes para el desarrollo de documentos R Markdown</text:p>
                <text:p text:style-name="P167"/>
              </text:list-item>
            </text:list>
          </table:table-cell>
          <table:table-cell table:style-name="Table2.A3" office:value-type="string">
            <text:p text:style-name="P38"/>
            <text:p text:style-name="P38">Yihui Xie <text:span text:style-name="T79">et al. (2018, </text:span><text:span text:style-name="T80">capítulos 1-</text:span><text:soft-page-break/><text:span text:style-name="T80">3, 10</text:span><text:span text:style-name="T79">)</text:span></text:p>
          </table:table-cell>
        </table:table-row>
        <table:table-row table:style-name="TableLine93966786472736">
          <table:table-cell table:style-name="Table2.A3" office:value-type="string">
            <text:p text:style-name="P78"/>
            <text:p text:style-name="P78">VII </text:p>
            <text:p text:style-name="P78">(16 - 20 de mayo)</text:p>
          </table:table-cell>
          <table:table-cell table:style-name="Table2.A3" office:value-type="string">
            <text:p text:style-name="P18"/>
            <text:p text:style-name="P18">Tidyverse: <text:span text:style-name="T61">colección de paquetes para ciencia de datos</text:span></text:p>
            <text:p text:style-name="P34"/>
            <text:list xml:id="list1991883732" text:style-name="L8">
              <text:list-item>
                <text:p text:style-name="P155"><text:span text:style-name="T61">D</text:span>atos <text:span text:style-name="T63">tidy</text:span></text:p>
              </text:list-item>
              <text:list-item>
                <text:p text:style-name="P155">La colección de paquetes de Tidyverse</text:p>
                <text:list>
                  <text:list-item>
                    <text:p text:style-name="P183"><text:span text:style-name="T22">dplyr: </text:span><text:span text:style-name="T24">paquete con </text:span><text:span text:style-name="T23">gramática para manipulación de datos</text:span></text:p>
                  </text:list-item>
                  <text:list-item>
                    <text:p text:style-name="P156">ggplot2: <text:span text:style-name="T66">paquete para </text:span>creación declarativa de gráficos <text:span text:style-name="T66">estadísticos</text:span></text:p>
                  </text:list-item>
                  <text:list-item>
                    <text:p text:style-name="P156">Otros paquetes</text:p>
                    <text:p text:style-name="P156"/>
                  </text:list-item>
                </text:list>
              </text:list-item>
            </text:list>
          </table:table-cell>
          <table:table-cell table:style-name="Table2.A3" office:value-type="string">
            <text:p text:style-name="P16"/>
            <text:p text:style-name="P28">Hadley Wickham et al. (2017, capítulos 1-12)</text:p>
            <text:p text:style-name="P32"/>
            <text:p text:style-name="P33"/>
          </table:table-cell>
        </table:table-row>
        <table:table-row table:style-name="TableLine93966786473696">
          <table:table-cell table:style-name="Table2.A3" table:number-columns-spanned="3" office:value-type="string">
            <text:p text:style-name="P79"/>
            <text:p text:style-name="P79">3. GRAFICACIÓN <text:span text:style-name="T66">ESTADÍSTICA </text:span>EN R</text:p>
            <text:p text:style-name="P79"/>
          </table:table-cell>
          <table:covered-table-cell/>
          <table:covered-table-cell/>
        </table:table-row>
        <table:table-row table:style-name="TableLine93966786475088">
          <table:table-cell table:style-name="Table2.A3" office:value-type="string">
            <text:p text:style-name="P78"/>
            <text:p text:style-name="P78">VIII</text:p>
            <text:p text:style-name="P78">(23 - 27 de mayo)</text:p>
          </table:table-cell>
          <table:table-cell table:style-name="Table2.A3" office:value-type="string">
            <text:p text:style-name="P19"/>
            <text:p text:style-name="P19">Paquetes de R para graficación <text:span text:style-name="T66">estadística</text:span></text:p>
            <text:p text:style-name="P35"/>
            <text:list xml:id="list1352597356" text:style-name="L9">
              <text:list-item>
                <text:p text:style-name="P158">graphics: paquete <text:span text:style-name="T65">base para graficación </text:span><text:span text:style-name="T66">estadística</text:span></text:p>
              </text:list-item>
              <text:list-item>
                <text:p text:style-name="P157">ggplot2: <text:span text:style-name="T66">paquete para </text:span>creación declarativa de gráficos <text:span text:style-name="T66">estadísticos</text:span></text:p>
              </text:list-item>
            </text:list>
            <text:p text:style-name="P35"/>
          </table:table-cell>
          <table:table-cell table:style-name="Table2.A3" office:value-type="string">
            <text:p text:style-name="P38"/>
            <text:p text:style-name="P29">Hadley Wickham (20<text:span text:style-name="T90">10</text:span>, <text:span text:style-name="T90">pp. 3-28</text:span>)</text:p>
            <text:p text:style-name="P42"/>
            <text:p text:style-name="P42">Winston Chang (2018, <text:span text:style-name="T81">capítulos 1-2</text:span>)</text:p>
          </table:table-cell>
        </table:table-row>
        <table:table-row table:style-name="TableLine93966786475888">
          <table:table-cell table:style-name="Table2.A3" office:value-type="string">
            <text:p text:style-name="P78"/>
            <text:p text:style-name="P78">IX</text:p>
            <text:p text:style-name="P78">(30 de mayo - 3 de junio)</text:p>
          </table:table-cell>
          <table:table-cell table:style-name="Table2.A3" office:value-type="string">
            <text:p text:style-name="P21"/>
            <text:p text:style-name="P20">Paquetes de R para graficación <text:span text:style-name="T66">estadística</text:span></text:p>
            <text:list xml:id="list164639027739559" text:continue-numbering="true" text:style-name="L9">
              <text:list-header>
                <text:p text:style-name="P159"/>
              </text:list-header>
              <text:list-item>
                <text:p text:style-name="P159">plotly: gráficos <text:span text:style-name="T66">estadísticos </text:span>para la Web</text:p>
              </text:list-item>
            </text:list>
            <text:list xml:id="list3362596895" text:style-name="L10">
              <text:list-item>
                <text:list>
                  <text:list-header>
                    <text:p text:style-name="P160"/>
                  </text:list-header>
                </text:list>
              </text:list-item>
            </text:list>
          </table:table-cell>
          <table:table-cell table:style-name="Table2.A3" office:value-type="string">
            <text:p text:style-name="P26"/>
            <text:p text:style-name="P31">Plotly (2022)</text:p>
          </table:table-cell>
        </table:table-row>
        <table:table-row table:style-name="TableLine93966786476848">
          <table:table-cell table:style-name="Table2.A3" table:number-columns-spanned="3" office:value-type="string">
            <text:p text:style-name="P80"/>
            <text:p text:style-name="P80">4. EL ECOSISTEMA GEOESPACIAL DE R</text:p>
            <text:p text:style-name="P80"/>
          </table:table-cell>
          <table:covered-table-cell/>
          <table:covered-table-cell/>
        </table:table-row>
        <table:table-row table:style-name="TableLine93966786477696">
          <table:table-cell table:style-name="Table2.A3" office:value-type="string">
            <text:p text:style-name="P78"/>
            <text:p text:style-name="P78">X</text:p>
            <text:p text:style-name="P78">(6 - 10 de junio)</text:p>
          </table:table-cell>
          <table:table-cell table:style-name="Table2.A3" office:value-type="string">
            <text:p text:style-name="P23"/>
            <text:p text:style-name="P22">Introducción al manejo de datos geoespaciales en R</text:p>
            <text:p text:style-name="P36"><text:soft-page-break/></text:p>
            <text:list xml:id="list164639227880108" text:continue-numbering="true" text:style-name="L10">
              <text:list-item>
                <text:p text:style-name="P161">Modelos de datos geoespaciales</text:p>
                <text:list>
                  <text:list-item>
                    <text:p text:style-name="P161">El modelo vectorial</text:p>
                    <text:list>
                      <text:list-item>
                        <text:p text:style-name="P163">sf: paquete para manejo de datos vectoriales</text:p>
                      </text:list-item>
                    </text:list>
                  </text:list-item>
                  <text:list-item>
                    <text:p text:style-name="P161">El modelo raster</text:p>
                    <text:list>
                      <text:list-item>
                        <text:p text:style-name="P163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161">Visualización de datos geoespaciales</text:p>
                <text:list>
                  <text:list-item>
                    <text:p text:style-name="P161">leaflet: paquete para desarrollo de mapas para la Web</text:p>
                  </text:list-item>
                  <text:list-item>
                    <text:p text:style-name="P161">Otros paquetes</text:p>
                  </text:list-item>
                </text:list>
              </text:list-item>
            </text:list>
            <text:list xml:id="list3507292458" text:style-name="L11">
              <text:list-header>
                <text:p text:style-name="P152"/>
              </text:list-header>
            </text:list>
          </table:table-cell>
          <table:table-cell table:style-name="Table2.A3" office:value-type="string">
            <text:p text:style-name="P26"/>
            <text:p text:style-name="P30">Robin Lovelace et al. (2019, capítulos 1-2)</text:p>
          </table:table-cell>
        </table:table-row>
        <table:table-row table:style-name="TableLine93966786478496">
          <table:table-cell table:style-name="Table2.A3" office:value-type="string">
            <text:p text:style-name="P78"/>
            <text:p text:style-name="P78">XI</text:p>
            <text:p text:style-name="P78">(13 - 17 de junio)</text:p>
          </table:table-cell>
          <table:table-cell table:style-name="Table2.A3" office:value-type="string">
            <text:p text:style-name="P8"/>
            <text:p text:style-name="P24">Operaciones con datos de atributos</text:p>
            <text:p text:style-name="P44"/>
            <text:list xml:id="list164639149458147" text:continue-numbering="true" text:style-name="L11">
              <text:list-item>
                <text:p text:style-name="P153">Datos vectoriales</text:p>
              </text:list-item>
              <text:list-item>
                <text:p text:style-name="P162">Datos raster</text:p>
              </text:list-item>
            </text:list>
            <text:list xml:id="list3876955721" text:style-name="L12">
              <text:list-header>
                <text:p text:style-name="P180"/>
              </text:list-header>
            </text:list>
          </table:table-cell>
          <table:table-cell table:style-name="Table2.A3" office:value-type="string">
            <text:p text:style-name="P26"/>
            <text:p text:style-name="P30">Robin Lovelace et al. (2019, capítulo 3)</text:p>
          </table:table-cell>
        </table:table-row>
        <table:table-row table:style-name="TableLine93966786479456">
          <table:table-cell table:style-name="Table2.A3" office:value-type="string">
            <text:p text:style-name="P78"/>
            <text:p text:style-name="P78">XII</text:p>
            <text:p text:style-name="P78">(20 - 24 de junio)</text:p>
          </table:table-cell>
          <table:table-cell table:style-name="Table2.A3" office:value-type="string">
            <text:p text:style-name="P106"/>
            <text:p text:style-name="P9">Operaciones con datos espaciales</text:p>
            <text:p text:style-name="P10"/>
            <text:list xml:id="list164640012395023" text:continue-numbering="true" text:style-name="L12">
              <text:list-item>
                <text:p text:style-name="P181">Datos vectoriales</text:p>
              </text:list-item>
              <text:list-item>
                <text:p text:style-name="P184">Datos raster</text:p>
              </text:list-item>
            </text:list>
            <text:list xml:id="list3211313242" text:style-name="L13">
              <text:list-header>
                <text:p text:style-name="P187"/>
              </text:list-header>
            </text:list>
          </table:table-cell>
          <table:table-cell table:style-name="Table2.A3" office:value-type="string">
            <text:p text:style-name="P102"/>
            <text:p text:style-name="P104">Robin Lovelace et al. (2019, capítulo 4)</text:p>
          </table:table-cell>
        </table:table-row>
        <table:table-row table:style-name="TableLine93966786480416">
          <table:table-cell table:style-name="Table2.A3" office:value-type="string">
            <text:p text:style-name="P78"/>
            <text:p text:style-name="P78">XIII</text:p>
            <text:p text:style-name="P78">(27 de junio - 1 de julio)</text:p>
          </table:table-cell>
          <table:table-cell table:style-name="Table2.A3" office:value-type="string">
            <text:p text:style-name="P108"/>
            <text:p text:style-name="P107">Operaciones con geometrías</text:p>
            <text:p text:style-name="P112"/>
            <text:list xml:id="list164639719941646" text:continue-numbering="true" text:style-name="L13">
              <text:list-item>
                <text:p text:style-name="P188">Datos vectoriales</text:p>
              </text:list-item>
              <text:list-item>
                <text:p text:style-name="P188">Datos raster</text:p>
              </text:list-item>
            </text:list>
            <text:list xml:id="list44928897" text:style-name="L14">
              <text:list-header>
                <text:p text:style-name="P189"/>
              </text:list-header>
            </text:list>
          </table:table-cell>
          <table:table-cell table:style-name="Table2.A3" office:value-type="string">
            <text:p text:style-name="P102"/>
            <text:p text:style-name="P104">Robin Lovelace et al. (2019, capítulo 5)</text:p>
          </table:table-cell>
        </table:table-row>
        <table:table-row table:style-name="TableLine93966786481376">
          <table:table-cell table:style-name="Table2.A3" table:number-columns-spanned="3" office:value-type="string">
            <text:p text:style-name="P81"/>
            <text:p text:style-name="P81">5. VISUALIZACIÓN AVANZADA</text:p>
            <text:p text:style-name="P81"/>
          </table:table-cell>
          <table:covered-table-cell/>
          <table:covered-table-cell/>
        </table:table-row>
        <table:table-row table:style-name="TableLine93966786482224">
          <table:table-cell table:style-name="Table2.A3" office:value-type="string">
            <text:p text:style-name="P78"/>
            <text:p text:style-name="P78">XIV</text:p>
            <text:p text:style-name="P78">(4 - 8 de julio)</text:p>
          </table:table-cell>
          <table:table-cell table:style-name="Table2.A3" office:value-type="string">
            <text:p text:style-name="P110"/>
            <text:p text:style-name="P109"><text:span text:style-name="T67">Desarrollo de t</text:span>ableros de control</text:p>
            <text:p text:style-name="P113"/>
            <text:list xml:id="list164639316927030" text:continue-numbering="true" text:style-name="L14">
              <text:list-item>
                <text:p text:style-name="P190"><text:span text:style-name="T24">flexdashboard: </text:span><text:span text:style-name="T59">paquete para desarrollo de tableros de control </text:span><text:span text:style-name="T60">con R Markdown</text:span></text:p>
              </text:list-item>
            </text:list>
            <text:list xml:id="list2320557881" text:style-name="L15">
              <text:list-header>
                <text:p text:style-name="P185"><text:soft-page-break/></text:p>
              </text:list-header>
            </text:list>
          </table:table-cell>
          <table:table-cell table:style-name="Table2.A3" office:value-type="string">
            <text:p text:style-name="P102"/>
            <text:p text:style-name="P105">Paula Moraga (2019, capítulo 12)</text:p>
          </table:table-cell>
        </table:table-row>
        <table:table-row table:style-name="TableLine93966786483024">
          <table:table-cell table:style-name="Table2.A3" office:value-type="string">
            <text:p text:style-name="P78"/>
            <text:p text:style-name="P78">XV</text:p>
            <text:p text:style-name="P78">(11 - 15 de julio)</text:p>
          </table:table-cell>
          <table:table-cell table:style-name="Table2.A3" office:value-type="string">
            <text:p text:style-name="P100"/>
            <text:p text:style-name="P111"><text:span text:style-name="T67">Desarrollo de a</text:span>plicaciones interactivas</text:p>
            <text:p text:style-name="P111"/>
            <text:list xml:id="list164640247020010" text:continue-numbering="true" text:style-name="L15">
              <text:list-item>
                <text:p text:style-name="P186">shiny: paquete para desarrollo de aplicaciones interactivas</text:p>
              </text:list-item>
            </text:list>
          </table:table-cell>
          <table:table-cell table:style-name="Table2.A3" office:value-type="string">
            <text:p text:style-name="P102"/>
            <text:p text:style-name="P105">Paula Moraga (2019, capítulo<text:span text:style-name="T86">s</text:span> 1<text:span text:style-name="T86">3-14</text:span>)</text:p>
          </table:table-cell>
        </table:table-row>
        <table:table-row table:style-name="TableLine93966786483984">
          <table:table-cell table:style-name="Table2.A23" office:value-type="string">
            <text:p text:style-name="P78"/>
            <text:p text:style-name="P78">XVI</text:p>
            <text:p text:style-name="P78">(18 - 22 de julio)</text:p>
          </table:table-cell>
          <table:table-cell table:style-name="Table2.A23" office:value-type="string">
            <text:p text:style-name="P100"/>
            <text:p text:style-name="P101">Hospedaje de aplicaciones en la nube</text:p>
            <text:list xml:id="list392278904" text:style-name="L16">
              <text:list-item>
                <text:p text:style-name="P191">shinyapps.io: plataforma para hospedaje de aplicaciones de datos.</text:p>
              </text:list-item>
            </text:list>
          </table:table-cell>
          <table:table-cell table:style-name="Table2.A23" office:value-type="string">
            <text:p text:style-name="P102"/>
            <text:p text:style-name="P103">Nata Berishvili <text:span text:style-name="T87">(2020)</text:span></text:p>
          </table:table-cell>
        </table:table-row>
        <table:table-row table:style-name="TableLine93966786486576">
          <table:table-cell table:style-name="Table2.A3" office:value-type="string">
            <text:p text:style-name="P78"/>
          </table:table-cell>
          <table:table-cell table:style-name="Table2.A3" office:value-type="string">
            <text:p text:style-name="P99"/>
          </table:table-cell>
          <table:table-cell table:style-name="Table2.A3" office:value-type="string">
            <text:p text:style-name="P97"/>
          </table:table-cell>
        </table:table-row>
      </table:table>
      <text:p text:style-name="P70"/>
      <text:p text:style-name="P71"/>
      <text:p text:style-name="P68">4. METODOLOGÍA</text:p>
      <text:p text:style-name="P6">El curso se desarrolla<text:span text:style-name="T96">rá</text:span> mediante clases teórico-prácticas. Los conceptos teóricos serán cubiertos por el profesor del curso <text:span text:style-name="T69">durantes estas clases </text:span>y también a través de lecturas previamente asignadas. <text:span text:style-name="T69">L</text:span>os estudiantes realizarán diferentes ejercicios de programación <text:span text:style-name="T69">en las sesiones prácticas</text:span>.</text:p>
      <text:p text:style-name="P6"/>
      <text:p text:style-name="P7">Los contenidos de las lecciones están disponibles en la plataforma Mediación Virtual y también en el sitio web del curso <text:span text:style-name="T97">(</text:span><text:a xlink:type="simple" xlink:href="https://gf0604-procesamientodatosgeograficos.github.io/2022-i/" text:style-name="Internet_20_link" text:visited-style-name="Visited_20_Internet_20_Link"><text:span text:style-name="T97">https://gf0604-procesamientodatosgeograficos.github.io/2022-i/</text:span></text:a><text:span text:style-name="T97">)</text:span>, en el que hay enlaces a la bibliografía y otros recursos de aprendizaje como tutoriales y videos.</text:p>
      <text:p text:style-name="P6"/>
      <text:p text:style-name="P6">Se recomienda a los estudiantes probar las diferentes herramientas y conceptos en sus casas y aprovechar las lecciones <text:span text:style-name="T69">y las horas de consulta </text:span>para aclarar dudas.</text:p>
      <text:p text:style-name="P5"/>
      <text:p text:style-name="P5"/>
      <text:p text:style-name="P68">5. EVALUACIÓN</text:p>
      <text:p text:style-name="P73">La evaluación incluye tres componentes:</text:p>
      <text:p text:style-name="P73"/>
      <text:p text:style-name="P96"><text:span text:style-name="T43">1. </text:span><text:span text:style-name="T39">Exámenes cortos.</text:span><text:span text:style-name="T43"> </text:span><text:span text:style-name="T45">Corresponden al </text:span><text:span text:style-name="T46">25</text:span><text:span text:style-name="T43">% de la calificación final. </text:span><text:span text:style-name="T47">Tienen como propósito principal evaluar las lecturas y los conceptos teóricos cubiertos en clase. </text:span><text:span text:style-name="T45">Las semanas estimadas de realización y las secciones de la tabla de contenidos del curso a evaluar en cada examen </text:span><text:span text:style-name="T49">corto </text:span><text:span text:style-name="T45">se presentan en </text:span><text:span text:style-name="T89">la</text:span><text:span text:style-name="T45"> siguente tabla:</text:span></text:p>
      <text:p text:style-name="P73"><text:soft-page-break/></text:p>
      <text:p text:style-name="P74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3966786488176">
          <table:table-cell table:style-name="Exámenescortos.A1" office:value-type="string">
            <text:p text:style-name="P143">Semana estimada de realización</text:p>
          </table:table-cell>
          <table:table-cell table:style-name="Exámenescortos.A1" office:value-type="string">
            <text:p text:style-name="P143">Secciones a evaluar</text:p>
          </table:table-cell>
          <table:table-cell table:style-name="Exámenescortos.A1" office:value-type="string">
            <text:p text:style-name="P146">Porcentaje de la calificación final del curso</text:p>
          </table:table-cell>
        </table:table-row>
        <table:table-row table:style-name="TableLine93966786516112">
          <table:table-cell table:style-name="Exámenescortos.A1" office:value-type="string">
            <text:p text:style-name="P133">II<text:span text:style-name="T95">I</text:span></text:p>
          </table:table-cell>
          <table:table-cell table:style-name="Exámenescortos.A1" office:value-type="string">
            <text:p text:style-name="P133">1</text:p>
          </table:table-cell>
          <table:table-cell table:style-name="Exámenescortos.A1" office:value-type="string">
            <text:p text:style-name="P142">5%</text:p>
          </table:table-cell>
        </table:table-row>
        <table:table-row table:style-name="TableLine93966786516480">
          <table:table-cell table:style-name="Exámenescortos.A1" office:value-type="string">
            <text:p text:style-name="P140">VIII</text:p>
          </table:table-cell>
          <table:table-cell table:style-name="Exámenescortos.A1" office:value-type="string">
            <text:p text:style-name="P139">2</text:p>
          </table:table-cell>
          <table:table-cell table:style-name="Exámenescortos.A1" office:value-type="string">
            <text:p text:style-name="P142">5%</text:p>
          </table:table-cell>
        </table:table-row>
        <table:table-row table:style-name="TableLine93966786517184">
          <table:table-cell table:style-name="Exámenescortos.A1" office:value-type="string">
            <text:p text:style-name="P140">X</text:p>
          </table:table-cell>
          <table:table-cell table:style-name="Exámenescortos.A1" office:value-type="string">
            <text:p text:style-name="P139">3</text:p>
          </table:table-cell>
          <table:table-cell table:style-name="Exámenescortos.A1" office:value-type="string">
            <text:p text:style-name="P142">5%</text:p>
          </table:table-cell>
        </table:table-row>
        <table:table-row table:style-name="TableLine93966786517888">
          <table:table-cell table:style-name="Exámenescortos.A1" office:value-type="string">
            <text:p text:style-name="P140">XIV</text:p>
          </table:table-cell>
          <table:table-cell table:style-name="Exámenescortos.A1" office:value-type="string">
            <text:p text:style-name="P139">4</text:p>
          </table:table-cell>
          <table:table-cell table:style-name="Exámenescortos.A1" office:value-type="string">
            <text:p text:style-name="P139"><text:span text:style-name="T98">5</text:span>%</text:p>
          </table:table-cell>
        </table:table-row>
        <table:table-row table:style-name="TableLine93966786518592">
          <table:table-cell table:style-name="Exámenescortos.A1" office:value-type="string">
            <text:p text:style-name="P136">XVI</text:p>
          </table:table-cell>
          <table:table-cell table:style-name="Exámenescortos.A1" office:value-type="string">
            <text:p text:style-name="P136">5</text:p>
          </table:table-cell>
          <table:table-cell table:style-name="Exámenescortos.A1" office:value-type="string">
            <text:p text:style-name="P142">5%</text:p>
          </table:table-cell>
        </table:table-row>
      </table:table>
      <text:p text:style-name="P74"/>
      <text:p text:style-name="P73">2. <text:span text:style-name="T70">Tareas programadas.</text:span> <text:span text:style-name="T96">Corresponden al </text:span>4<text:span text:style-name="T92">5</text:span>% de la calificación final <text:span text:style-name="T96">del curso</text:span>. <text:span text:style-name="T91">Consisten en ejercicios de programación que deben ser resueltos por los estudiantes fuera del tiempo de clase. </text:span><text:span text:style-name="T94">Las semanas estimadas de entrega, temas a cubrir y valor de cada tarea se presentan en la siguiente tabla:</text:span></text:p>
      <text:p text:style-name="P73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3966786520048">
          <table:table-cell table:style-name="tareas.A1" office:value-type="string">
            <text:p text:style-name="P143">Semana estimada de entrega</text:p>
          </table:table-cell>
          <table:table-cell table:style-name="tareas.A1" office:value-type="string">
            <text:p text:style-name="P143">Tema <text:span text:style-name="T93">a desarrollar</text:span></text:p>
          </table:table-cell>
          <table:table-cell table:style-name="tareas.A1" office:value-type="string">
            <text:p text:style-name="P145">Porcentaje de la calificación final del curso</text:p>
          </table:table-cell>
        </table:table-row>
        <table:table-row table:style-name="TableLine93966786528976">
          <table:table-cell table:style-name="tareas.A1" office:value-type="string">
            <text:p text:style-name="P137">V</text:p>
          </table:table-cell>
          <table:table-cell table:style-name="tareas.A1" office:value-type="string">
            <text:p text:style-name="P141">Página web desarrollada en Markdown y publicada en Internet</text:p>
          </table:table-cell>
          <table:table-cell table:style-name="tareas.A1" office:value-type="string">
            <text:p text:style-name="P137">10%</text:p>
          </table:table-cell>
        </table:table-row>
        <table:table-row table:style-name="TableLine93966786529344">
          <table:table-cell table:style-name="tareas.A1" office:value-type="string">
            <text:p text:style-name="P137">X<text:span text:style-name="T95">I</text:span></text:p>
          </table:table-cell>
          <table:table-cell table:style-name="tareas.A1" office:value-type="string">
            <text:p text:style-name="P138"><text:span text:style-name="T97">Página web desarrollada en</text:span> R Markdown, con código en R que <text:span text:style-name="T95">procese datos y los presente en tablas y gráficos, </text:span><text:span text:style-name="T97">publicada en Internet</text:span></text:p>
          </table:table-cell>
          <table:table-cell table:style-name="tareas.A1" office:value-type="string">
            <text:p text:style-name="P137">15%</text:p>
          </table:table-cell>
        </table:table-row>
        <table:table-row table:style-name="TableLine93966786530048">
          <table:table-cell table:style-name="tareas.A1" office:value-type="string">
            <text:p text:style-name="P135">XV</text:p>
          </table:table-cell>
          <table:table-cell table:style-name="tareas.A1" office:value-type="string">
            <text:p text:style-name="P134">Tablero de control con visualizaciones tabulares, gráficas y geoespaciales, <text:span text:style-name="T97">publicado en Internet</text:span></text:p>
          </table:table-cell>
          <table:table-cell table:style-name="tareas.A1" office:value-type="string">
            <text:p text:style-name="P137">20%</text:p>
          </table:table-cell>
        </table:table-row>
      </table:table>
      <text:p text:style-name="P73"/>
      <text:p text:style-name="P96"><text:span text:style-name="T43">3. </text:span><text:span text:style-name="T39">Proyecto final.</text:span><text:span text:style-name="T43"> </text:span><text:span text:style-name="T48">Corresponden al </text:span><text:span text:style-name="T43">30% de la calificación final </text:span><text:span text:style-name="T48">del curso</text:span><text:span text:style-name="T43">. </text:span><text:span text:style-name="T88">Su objetivo es sintetizar</text:span><text:span text:style-name="T44"> los co</text:span><text:span text:style-name="T48">nocimientos y habilidades aprendidas durante</text:span><text:span text:style-name="T44"> el curso. </text:span></text:p>
      <text:p text:style-name="P75"/>
      <table:table table:name="Table3" table:style-name="Table3">
        <table:table-column table:style-name="Table3.A" table:number-columns-repeated="3"/>
        <table:table-row table:style-name="TableLine93966786533456">
          <table:table-cell table:style-name="Table3.A1" office:value-type="string">
            <text:p text:style-name="P144">Semana estimada de entrega</text:p>
          </table:table-cell>
          <table:table-cell table:style-name="Table3.A1" office:value-type="string">
            <text:p text:style-name="P144">Tema <text:span text:style-name="T93">a desarrollar</text:span></text:p>
          </table:table-cell>
          <table:table-cell table:style-name="Table3.A1" office:value-type="string">
            <text:p text:style-name="P146">Porcentaje de la calificación final del curso</text:p>
          </table:table-cell>
        </table:table-row>
        <table:table-row table:style-name="TableLine93966786543472">
          <table:table-cell table:style-name="Table3.A1" office:value-type="string">
            <text:p text:style-name="P135">Semana de evaluaciones finales</text:p>
            <text:p text:style-name="P135">(26-30 de julio)</text:p>
          </table:table-cell>
          <table:table-cell table:style-name="Table3.A1" office:value-type="string">
            <text:p text:style-name="P134">Tablero de control interactivo con visualizaciones tabulares, gráficas y geoespaciales, <text:span text:style-name="T97">publicado en Internet</text:span></text:p>
          </table:table-cell>
          <table:table-cell table:style-name="Table3.A1" office:value-type="string">
            <text:p text:style-name="P142">30%</text:p>
          </table:table-cell>
        </table:table-row>
      </table:table>
      <text:p text:style-name="P11"/>
      <text:p text:style-name="P69"/>
      <text:p text:style-name="P68">6. <text:s/>TRABAJO DE CAMPO</text:p>
      <text:p text:style-name="P93">Este curso no incluye trabajo de campo.</text:p>
      <text:p text:style-name="P92"/>
      <text:p text:style-name="P25"><text:soft-page-break/></text:p>
      <text:p text:style-name="P95"><text:span text:style-name="Fuente_20_de_20_párrafo_20_predeter."><text:span text:style-name="T37">7. NORMATIVA DE INTERÉS <text:s/>(como primera instancia, el estudiantado puede acudir a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37">geografia@ucr.ac.cr</text:span></text:span></text:a><text:span text:style-name="Fuente_20_de_20_párrafo_20_predeter."><text:span text:style-name="T37"> o bien, al director de </text:span></text:span><text:span text:style-name="Fuente_20_de_20_párrafo_20_predeter."><text:span text:style-name="T38">la </text:span></text:span><text:span text:style-name="Fuente_20_de_20_párrafo_20_predeter."><text:span text:style-name="T37">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37">pascal.girotpignot@ucr.ac.cr</text:span></text:span></text:a><text:span text:style-name="Fuente_20_de_20_párrafo_20_predeter."><text:span text:style-name="T37">).</text:span></text:span></text:p>
      <text:p text:style-name="P68"/>
      <text:p text:style-name="P130"><text:span text:style-name="Fuente_20_de_20_párrafo_20_predeter."><text:span text:style-name="T32">El </text:span></text:span><text:span text:style-name="Fuente_20_de_20_párrafo_20_predeter."><text:span text:style-name="T37">Reglamento de Régimen Disciplinario del Personal Académico </text:span></text:span><text:span text:style-name="Fuente_20_de_20_párrafo_20_predeter."><text:span text:style-name="T32">establece mecanismos para resolver situaciones que afectan la excelencia en el ejercicio de la labor académica y en el desarrollo armonioso de los procesos institucionales.</text:span></text:span></text:p>
      <text:p text:style-name="P130"><text:span text:style-name="Fuente_20_de_20_párrafo_20_predeter."><text:span text:style-name="T32"/></text:span></text:p>
      <text:p text:style-name="P130"><text:span text:style-name="Fuente_20_de_20_párrafo_20_predeter."><text:span text:style-name="T32">El </text:span></text:span><text:span text:style-name="Fuente_20_de_20_párrafo_20_predeter."><text:span text:style-name="T37">Reglamento de Orden y Disciplina de los Estudiantes de la UCR</text:span></text:span><text:span text:style-name="Fuente_20_de_20_párrafo_20_predeter."><text:span text:style-name="T32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130"><text:span text:style-name="Fuente_20_de_20_párrafo_20_predeter."><text:span text:style-name="T32"/></text:span></text:p>
      <text:p text:style-name="P130"><text:span text:style-name="Fuente_20_de_20_párrafo_20_predeter."><text:span text:style-name="T32">El </text:span></text:span><text:span text:style-name="Fuente_20_de_20_párrafo_20_predeter."><text:span text:style-name="T37">Reglamento de Régimen Académico Estudiantil</text:span></text:span><text:span text:style-name="Fuente_20_de_20_párrafo_20_predeter."><text:span text:style-name="T32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130"><text:span text:style-name="Fuente_20_de_20_párrafo_20_predeter."><text:span text:style-name="T32"/></text:span></text:p>
      <text:p text:style-name="P130"><text:span text:style-name="Fuente_20_de_20_párrafo_20_predeter."><text:span text:style-name="T32">El </text:span></text:span><text:span text:style-name="Fuente_20_de_20_párrafo_20_predeter."><text:span text:style-name="T37">Reglamento de la Universidad de Costa Rica en contra del Hostigamiento Sexual </text:span></text:span><text:span text:style-name="Fuente_20_de_20_párrafo_20_predeter."><text:span text:style-name="T32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130"><text:span text:style-name="Fuente_20_de_20_párrafo_20_predeter."><text:span text:style-name="T32"/></text:span></text:p>
      <text:p text:style-name="P130"><text:span text:style-name="Fuente_20_de_20_párrafo_20_predeter."><text:span text:style-name="T32">El </text:span></text:span><text:span text:style-name="Fuente_20_de_20_párrafo_20_predeter."><text:span text:style-name="T37">Reglamento del Servicio de Transportes</text:span></text:span><text:span text:style-name="Fuente_20_de_20_párrafo_20_predeter."><text:span text:style-name="T32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37">Normativa para salidas de campo de la Escuela de Geografía.</text:span></text:span></text:p>
      <text:p text:style-name="P130"><text:soft-page-break/><text:span text:style-name="Fuente_20_de_20_párrafo_20_predeter."><text:span text:style-name="T37"/></text:span></text:p>
      <text:p text:style-name="P130"><text:span text:style-name="Fuente_20_de_20_párrafo_20_predeter."><text:span text:style-name="T41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42"> Reglamento de orden y disciplina de los estudiantes de la Universidad de Costa Rica </text:span></text:span><text:span text:style-name="Fuente_20_de_20_párrafo_20_predeter."><text:span text:style-name="T41">(artículo 4 y ss.).</text:span></text:span></text:p>
      <text:p text:style-name="P132"/>
      <text:p text:style-name="P132">Para casos de emergencias, comun<text:span text:style-name="T71">íquese</text:span> al teléfono 2511-4911.</text:p>
      <text:p text:style-name="P132"/>
      <text:p text:style-name="P131">8. BIBLIOGRAFÍA</text:p>
      <text:p text:style-name="P128"/>
      <text:p text:style-name="P129"><text:span text:style-name="Fuente_20_de_20_párrafo_20_predeter."><text:span text:style-name="T40">Bibliografía obligatoria</text:span></text:span></text:p>
      <text:p text:style-name="P118">Abba, I. V. (2021). <text:span text:style-name="T62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18"/>
      <text:p text:style-name="P118">Berishvili, N. (2020). <text:span text:style-name="T62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118"/>
      <text:p text:style-name="P120">Chang, W. (2018). <text:span text:style-name="T62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120"/>
      <text:p text:style-name="P120">Gandhi, U. (2020). <text:span text:style-name="T62">Mastering GDAL Tools</text:span>. Spatial Thoughts. <text:a xlink:type="simple" xlink:href="https://spatialthoughts.com/courses/mastering-gdal-tools/" text:style-name="Internet_20_link" text:visited-style-name="Visited_20_Internet_20_Link">https://spatialthoughts.com/courses/mastering-gdal-tools/</text:a></text:p>
      <text:p text:style-name="P120"/>
      <text:p text:style-name="P120">Grolemund, G., &amp; Wickham, H. (2014). <text:span text:style-name="T62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120"/>
      <text:p text:style-name="P121">Lovelace, R., Nowosad, J., &amp; Münchow, J. (2019). <text:span text:style-name="T62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121"/>
      <text:p text:style-name="P121"><text:span text:style-name="T64">Markdown Tutorial</text:span><text:span text:style-name="T72">. (s. f.). Recuperado 19 de marzo de 2022, de </text:span><text:a xlink:type="simple" xlink:href="https://www.markdowntutorial.com/" text:style-name="Internet_20_link" text:visited-style-name="Visited_20_Internet_20_Link"><text:span text:style-name="T72">https://www.markdowntutorial.com/</text:span></text:a></text:p>
      <text:p text:style-name="P116"/>
      <text:p text:style-name="P121"><text:soft-page-break/><text:span text:style-name="T72">Pebesma, E., Wagner, W., Verbesselt, J., Goor, E., Briese, C., &amp; Neteler, M. (2016). </text:span><text:span text:style-name="T64">OpenEO: a GDAL for Earth Observation Analytics</text:span><text:span text:style-name="T72">. </text:span><text:a xlink:type="simple" xlink:href="https://r-spatial.org/2016/11/29/openeo.html" text:style-name="Internet_20_link" text:visited-style-name="Visited_20_Internet_20_Link"><text:span text:style-name="T72">https://r-spatial.org/2016/11/29/openeo.html</text:span></text:a></text:p>
      <text:p text:style-name="P126"/>
      <text:p text:style-name="P124">Plotly. (2022). <text:span text:style-name="T62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24"/>
      <text:p text:style-name="P124">Wickham, H. (2010). A Layered Grammar of Graphics. <text:span text:style-name="T62">Journal of Computational and Graphical Statistics</text:span>, <text:span text:style-name="T62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24"/>
      <text:p text:style-name="P124">Wickham, H. (2014). Tidy Data. <text:span text:style-name="T62">Journal of Statistical Software</text:span>, <text:span text:style-name="T62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24"/>
      <text:p text:style-name="P117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75">https://r4ds.had.co.nz/</text:span></text:a></text:p>
      <text:p text:style-name="P124"/>
      <text:p text:style-name="P124">Wing, J. M. (2006). Computational thinking. <text:span text:style-name="T62">Communications of the ACM</text:span>, <text:span text:style-name="T62">49</text:span>(3), 33-35. <text:a xlink:type="simple" xlink:href="https://doi.org/10.1145/1118178.1118215" text:style-name="Internet_20_link" text:visited-style-name="Visited_20_Internet_20_Link">https://doi.org/10.1145/1118178.1118215</text:a>. <text:span text:style-name="T99">Disponible en </text:span><text:a xlink:type="simple" xlink:href="https://www.cs.cmu.edu/~15110-s13/Wing06-ct.pdf" text:style-name="Internet_20_link" text:visited-style-name="Visited_20_Internet_20_Link"><text:span text:style-name="T99">https://www.cs.cmu.edu/~15110-s13/Wing06-ct.pdf</text:span></text:a><text:span text:style-name="T99">. </text:span></text:p>
      <text:p text:style-name="P125"/>
      <text:p text:style-name="P127"><text:span text:style-name="T73">Xie, Y., Allaire, J. J., &amp; Grolemund, G. (2018). </text:span><text:span text:style-name="T74">R Markdown: The definitive guide</text:span><text:span text:style-name="T73">. CRC Press. </text:span><text:a xlink:type="simple" xlink:href="https://bookdown.org/yihui/rmarkdown/" text:style-name="Internet_20_link" text:visited-style-name="Visited_20_Internet_20_Link"><text:span text:style-name="T73">https://bookdown.org/yihui/rmarkdown/</text:span></text:a></text:p>
      <text:p text:style-name="P125"/>
      <text:p text:style-name="P127"><text:span text:style-name="Fuente_20_de_20_párrafo_20_predeter."><text:span text:style-name="T40"/></text:span></text:p>
      <text:p text:style-name="P130"><text:span text:style-name="Fuente_20_de_20_párrafo_20_predeter."><text:span text:style-name="T37">Bibliografía complementaria</text:span></text:span></text:p>
      <text:p text:style-name="P47">Atlan. (s. f.). <text:span text:style-name="T62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47"/>
      <text:p text:style-name="P119">Bivand, R. (2022). <text:span text:style-name="T62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114"/>
      <text:p text:style-name="P49">Canelón, S. (2020). <text:span text:style-name="T62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115"/>
      <text:p text:style-name="P47">Carnes, B. (2020). <text:span text:style-name="T62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47"/>
      <text:p text:style-name="P47">Carrera Arias, F. J. (2020). <text:span text:style-name="T62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47"/>
      <text:p text:style-name="P47"><text:soft-page-break/>Codecademy. (s. f.). <text:span text:style-name="T62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47"/>
      <text:p text:style-name="P47">Harvard University. (2022). <text:span text:style-name="T62">CS50’s Introduction to Computer Science</text:span>. EdX. <text:a xlink:type="simple" xlink:href="https://www.edx.org/course/introduction-computer-science-harvardx-cs50x" text:style-name="Internet_20_link" text:visited-style-name="Visited_20_Internet_20_Link">https://www.edx.org/course/introduction-computer-science-harvardx-cs50x</text:a></text:p>
      <text:p text:style-name="P47"/>
      <text:p text:style-name="P47">Healy, Y. H. and C. (s. f.). <text:span text:style-name="T62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47"/>
      <text:p text:style-name="P47">Mas, J.-F. (2018). <text:span text:style-name="T62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47"/>
      <text:p text:style-name="P45">Moraga, P. (2019). <text:span text:style-name="T62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48"/>
      <text:p text:style-name="P48">Olaya, V. (2020). <text:span text:style-name="T62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48"/>
      <text:p text:style-name="P49">Orellana, S. (2021). <text:span text:style-name="T62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115"/>
      <text:p text:style-name="P115">Pebesma, E., &amp; Bivand, R. (2022). <text:span text:style-name="T62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115"/>
      <text:p text:style-name="P48">R-Ladies Global. (2020). <text:span text:style-name="T62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48"/>
      <text:p text:style-name="P48">R-Ladies Madrid. (2021). <text:span text:style-name="T62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48"/>
      <text:p text:style-name="P48">RStudio. (s. f.). <text:span text:style-name="T62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48"/>
      <text:p text:style-name="P48">RStudio. (s. f.). <text:span text:style-name="T62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48"/>
      <text:p text:style-name="P48">Sabbata, S. D. (s. f.). <text:span text:style-name="T62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48"><text:soft-page-break/></text:p>
      <text:p text:style-name="P45">Xie, Y., Dervieux, C., &amp; Riederer, E. (2020). <text:span text:style-name="T62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45"/>
      <text:p text:style-name="P45">Walum, H., &amp; De León, D. (s. f.). <text:span text:style-name="T62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45"/>
      <text:p text:style-name="P45">Wickham, H. (s. f.). <text:span text:style-name="T62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45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/>
    <style:font-face style:name="Calibri2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0819in" table:align="left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28in"/>
    </style:style>
    <style:style style:name="Table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2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3" style:family="paragraph">
      <loext:graphic-properties draw:fill="none"/>
    </style:style>
    <style:style style:name="MP4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5" style:family="paragraph" style:parent-style-name="Pie_20_de_20_página">
      <style:paragraph-properties fo:margin-left="0in" fo:margin-right="0.25in" fo:text-indent="0in" style:auto-text-indent="false"/>
    </style:style>
    <style:style style:name="MP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8" style:family="paragraph" style:parent-style-name="Encabezado">
      <style:paragraph-properties fo:text-align="end" style:justify-single-word="false"/>
    </style:style>
    <style:style style:name="M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3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4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5" style:family="text">
      <style:text-properties style:font-name="Calibri Light" fo:font-style="italic" style:font-style-asian="italic" style:font-name-complex="Times New Roman" style:font-weight-complex="bold"/>
    </style:style>
    <style:style style:name="MT6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7" style:family="text">
      <style:text-properties style:font-name="Calibri Light" style:text-underline-style="none" style:font-name-complex="Times New Roman" style:font-weight-complex="bold"/>
    </style:style>
    <style:style style:name="MT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9" style:family="text">
      <style:text-properties fo:font-size="11pt" style:font-size-asian="11pt"/>
    </style:style>
    <style:style style:name="MT10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66784079792">
            <table:table-cell table:style-name="Table1.A1" office:value-type="string">
              <text:p text:style-name="MP6"><draw:frame draw:style-name="Mfr3" draw:name="Imagen1" text:anchor-type="as-char" svg:y="0in" svg:width="1.9898in" style:rel-width="scale" svg:height="0.8016in" style:rel-height="scale" draw:z-index="11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7"><text:span text:style-name="Fuente_20_de_20_párrafo_20_predeter."><text:span text:style-name="MT9">Página </text:span></text:span><text:span text:style-name="Fuente_20_de_20_párrafo_20_predeter."><text:span text:style-name="MT9"><text:page-number text:select-page="current">12</text:page-number></text:span></text:span><text:span text:style-name="Fuente_20_de_20_párrafo_20_predeter."><text:span text:style-name="MT9"><text:s/>de </text:span></text:span><text:span text:style-name="Fuente_20_de_20_párrafo_20_predeter."><text:span text:style-name="MT9"><text:page-count>12</text:page-count></text:span></text:span></text:p>
              <text:p text:style-name="MP6"/>
            </table:table-cell>
            <table:table-cell table:style-name="Table1.A1" office:value-type="string">
              <text:p text:style-name="MP8"><draw:frame text:anchor-type="paragraph" draw:z-index="59" draw:name="Forma1_0" draw:style-name="Mgr2" draw:text-style-name="MP9" svg:width="2.1295in" svg:height="0.9969in" svg:x="0.1472in" svg:y="-0.1681in"><draw:image xlink:href="Pictures/100002010000035D0000019F2A9E7BCCB108298E.png" xlink:type="simple" xlink:show="embed" xlink:actuate="onLoad" loext:mime-type="image/png"><text:p/></draw:image></draw:frame><text:span text:style-name="Fuente_20_de_20_párrafo_20_predeter."><text:span text:style-name="MT10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Forma1" text:anchor-type="paragraph" svg:x="-0.0972in" svg:y="0.0543in" svg:width="0.0417in" svg:height="0.1791in" draw:z-index="23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"/></text:span></text:p>
        <text:p text:style-name="MP2"><draw:frame draw:style-name="Mfr2" draw:name="Imagen2" text:anchor-type="paragraph" svg:x="6.552in" svg:y="0.0654in" svg:width="1.1535in" style:rel-width="scale" svg:height="0.9283in" style:rel-height="scale" draw:z-index="47"><draw:image xlink:href="Pictures/10000000000001EA000001ADADBC31F0BA639A5B.png" xlink:type="simple" xlink:show="embed" xlink:actuate="onLoad" loext:mime-type="image/png"/></draw:frame><draw:connector text:anchor-type="paragraph" draw:z-index="35" draw:name="Forma1" draw:style-name="Mgr1" draw:text-style-name="MP3" draw:type="line" svg:x1="-0.0941in" svg:y1="-0.0732in" svg:x2="6.4437in" svg:y2="-0.0732in" svg:d="M-240-187h16607" svg:viewBox="0 0 16609 2"><text:p/></draw:connector>Somos Geografía - UCR: Enseñando desde 1946 y formando profesionales a partir de 1974</text:p>
        <text:p text:style-name="MP4">Ciudad Universitaria Rodrigo Facio, San Pedro, Montes de Oca, San José, Costa Rica <text:tab/></text:p>
        <text:p text:style-name="MP5"><text:span text:style-name="Fuente_20_de_20_párrafo_20_predeter."><text:span text:style-name="MT2">Teléfonos: Recepción: </text:span></text:span><text:span text:style-name="Internet_20_link"><text:span text:style-name="MT3">2511-6402 | Asuntos Estudiantiles 2511-6469 | </text:span></text:span><text:span text:style-name="Fuente_20_de_20_párrafo_20_predeter."><text:span text:style-name="MT2">Código Postal 11501-2060</text:span></text:span></text:p>
        <text:p text:style-name="MP5"><text:span text:style-name="Internet_20_link"><text:span text:style-name="MT4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5">http://www.geografia.fcs.ucr.ac.cr</text:span></text:span></text:a><text:span text:style-name="Internet_20_link"><text:span text:style-name="MT6"> </text:span></text:span><text:span text:style-name="Internet_20_link"><text:span text:style-name="MT7"><text:s/>| </text:span></text:span><text:span text:style-name="Fuente_20_de_20_párrafo_20_predeter."><text:span text:style-name="MT8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3-21T16:46:38.639728847</dc:date>
    <meta:editing-cycles>149</meta:editing-cycles>
    <meta:editing-duration>PT15H47M5S</meta:editing-duration>
    <meta:document-statistic meta:table-count="5" meta:image-count="3" meta:object-count="0" meta:page-count="12" meta:paragraph-count="264" meta:word-count="2321" meta:character-count="16474" meta:non-whitespace-character-count="14464"/>
    <meta:template xlink:type="simple" xlink:actuate="onRequest" xlink:title="" xlink:href="../gf0604-procesamientodatosgeograficos-g001-2022-i.odt/Normal"/>
  </office:meta>
</office:document-meta>
</file>